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6.01pt"/>
    </style:style>
    <style:style style:name="co4" style:family="table-column">
      <style:table-column-properties fo:break-before="auto" style:column-width="129.6pt"/>
    </style:style>
    <style:style style:name="co5" style:family="table-column">
      <style:table-column-properties fo:break-before="auto" style:column-width="247.15pt"/>
    </style:style>
    <style:style style:name="co6" style:family="table-column">
      <style:table-column-properties fo:break-before="auto" style:column-width="366.66pt"/>
    </style:style>
    <style:style style:name="co7" style:family="table-column">
      <style:table-column-properties fo:break-before="auto" style:column-width="113.19pt"/>
    </style:style>
    <style:style style:name="co8" style:family="table-column">
      <style:table-column-properties fo:break-before="auto" style:column-width="326.81pt"/>
    </style:style>
    <style:style style:name="co9" style:family="table-column">
      <style:table-column-properties fo:break-before="auto" style:column-width="36.51pt"/>
    </style:style>
    <style:style style:name="co10" style:family="table-column">
      <style:table-column-properties fo:break-before="auto" style:column-width="34.95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36pt" fo:break-before="auto" style:use-optimal-row-height="false"/>
    </style:style>
    <style:style style:name="ro4" style:family="table-row">
      <style:table-row-properties style:row-height="57.46pt" fo:break-before="auto" style:use-optimal-row-height="true"/>
    </style:style>
    <style:style style:name="ro5" style:family="table-row">
      <style:table-row-properties style:row-height="68.66pt" fo:break-before="auto" style:use-optimal-row-height="true"/>
    </style:style>
    <style:style style:name="ro6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number-columns-repeated="2" table:default-cell-style-name="ce2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2" table:default-cell-style-name="ce4"/>
        <table:table-column table:style-name="co9" table:default-cell-style-name="ce10"/>
        <table:table-column table:style-name="co10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Plant structure</text:p>
          </table:table-cell>
          <table:table-cell table:style-name="ce1" office:value-type="string" calcext:value-type="string">
            <text:p>Text definition</text:p>
          </table:table-cell>
          <table:table-cell table:style-name="ce1" office:value-type="string" calcext:value-type="string">
            <text:p>Superclass of</text:p>
          </table:table-cell>
          <table:table-cell table:style-name="ce1" office:value-type="string" calcext:value-type="string">
            <text:p>Disjoint with</text:p>
          </table:table-cell>
          <table:table-cell table:style-name="ce1" office:value-type="string" calcext:value-type="string">
            <text:p>Equivalent to</text:p>
          </table:table-cell>
          <table:table-cell table:style-name="ce1" office:value-type="string" calcext:value-type="string">
            <text:p>Subclass of</text:p>
          </table:table-cell>
          <table:table-cell table:style-name="ce9" office:value-type="string" calcext:value-type="string">
            <text:p>Ignore</text:p>
          </table:table-cell>
          <table:table-cell table:style-name="ce9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Class</text:p>
          </table:table-cell>
          <table:table-cell office:value-type="string" calcext:value-type="string">
            <text:p>PPO:0002600</text:p>
          </table:table-cell>
          <table:table-cell office:value-type="string" calcext:value-type="string">
            <text:p>'plant structures absent'</text:p>
          </table:table-cell>
          <table:table-cell office:value-type="string" calcext:value-type="string">
            <text:p>'plant structure presence'</text:p>
          </table:table-cell>
          <table:table-cell/>
          <table:table-cell table:style-name="ce5" office:value-type="string" calcext:value-type="string">
            <text:p>A {plant structure presence} trait that is a {quality of} a {whole plant} that does not have any of some {plant structure}.</text:p>
          </table:table-cell>
          <table:table-cell table:style-name="ce5" table:number-columns-repeated="3"/>
          <table:table-cell/>
          <table:table-cell table:style-name="ce7" office:value-type="string" calcext:value-type="string">
            <text:p>Y</text:p>
          </table:table-cell>
          <table:table-cell/>
        </table:table-row>
        <table:table-row table:style-name="ro3">
          <table:table-cell/>
          <table:table-cell table:style-name="Default"/>
          <table:table-cell table:number-columns-repeated="3"/>
          <table:table-cell table:style-name="ce5" table:number-columns-repeated="4"/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01</text:p>
          </table:table-cell>
          <table:table-cell table:formula="of:=SUBSTITUTE([.D4]; &quot;presence&quot;; &quot;absent&quot;)" office:value-type="string" office:string-value="'initial shoot growth absent'" calcext:value-type="string">
            <text:p>'initial shoot growth absent'</text:p>
          </table:table-cell>
          <table:table-cell office:value-type="string" calcext:value-type="string">
            <text:p>'initial shoot growth presence'</text:p>
          </table:table-cell>
          <table:table-cell table:style-name="ce3" office:value-type="string" calcext:value-type="string">
            <text:p>'initial shoot growth'</text:p>
          </table:table-cell>
          <table:table-cell table:style-name="ce5" table:formula="of:=CONCATENATE(&quot;A {&quot;; [.D4]; &quot;} trait that is a {quality of} a {whole plant} that does not have any &quot;; SUBSTITUTE([.E4]; &quot;'&quot;; &quot;&quot;); &quot;s {$&quot;; [.E4]; &quot;}.&quot;)" office:value-type="string" office:string-value="A {'initial shoot growth presence'} trait that is a {quality of} a {whole plant} that does not have any initial shoot growths {$'initial shoot growth'}." calcext:value-type="string">
            <text:p>A {'initial shoot growth presence'} trait that is a {quality of} a {whole plant} that does not have any initial shoot growths {$'initial shoot growth'}.</text:p>
          </table:table-cell>
          <table:table-cell table:style-name="ce5" table:formula="of:=CONCATENATE([.D4];&quot; AND 'has quality measurement' SOME (&quot;;CHAR(10);&quot;    'measurement datum' AND (&quot;;CHAR(10);&quot;        ('upper count' VALUE 0) OR ('upper percent' VALUE 0.0f)&quot;;CHAR(10);&quot;    )&quot;;CHAR(10);&quot;) &quot;)" office:value-type="string" office:string-value="'initial shoot growth presence' AND 'has quality measurement' SOME (&#10;    'measurement datum' AND (&#10;        ('upper count' VALUE 0) OR ('upper percent' VALUE 0.0f)&#10;    )&#10;) " calcext:value-type="string">
            <text:p>'initial shoot growth presence' AND 'has quality measurement' SOME (</text:p>
            <text:p>    'measurement datum' AND (</text:p>
            <text:p>        ('upper count' VALUE 0) OR ('upper percent' VALUE 0.0f)</text:p>
            <text:p>    )</text:p>
            <text:p>) </text:p>
          </table:table-cell>
          <table:table-cell table:style-name="ce8" table:formula="of:=SUBSTITUTE([.C4]; &quot;absent&quot;; &quot;present&quot;)" office:value-type="string" office:string-value="'initial shoot growth present'" calcext:value-type="string">
            <text:p>'initial shoot growth present'</text:p>
          </table:table-cell>
          <table:table-cell table:style-name="ce5" table:formula="of:=CONCATENATE(&quot;'plant structure presence' AND 'quality of' SOME (&quot;; CHAR(10); &quot;    'whole plant' AND NOT ('has part' SOME &quot;; [.E4]; &quot;)&quot;; CHAR(10); &quot;)&quot;)" office:value-type="string" office:string-value="'plant structure presence' AND 'quality of' SOME (&#10;    'whole plant' AND NOT ('has part' SOME 'initial shoot growth')&#10;)" calcext:value-type="string">
            <text:p>'plant structure presence' AND 'quality of' SOME (</text:p>
            <text:p>    'whole plant' AND NOT ('has part' SOME 'initial shoot growth'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02</text:p>
          </table:table-cell>
          <table:table-cell table:formula="of:=SUBSTITUTE(SUBSTITUTE([.D5]; &quot;presence&quot;; &quot;absent&quot;); &quot;system&quot;; &quot;systems&quot;)" office:value-type="string" office:string-value="'new above-ground shoot-borne shoot systems absent'" calcext:value-type="string">
            <text:p>'new above-ground shoot-borne shoot systems absent'</text:p>
          </table:table-cell>
          <table:table-cell office:value-type="string" calcext:value-type="string">
            <text:p>'new above-ground shoot-borne shoot system presence'</text:p>
          </table:table-cell>
          <table:table-cell table:style-name="ce3" office:value-type="string" calcext:value-type="string">
            <text:p>'new above-ground shoot-borne shoot system'</text:p>
          </table:table-cell>
          <table:table-cell table:style-name="ce5" table:formula="of:=CONCATENATE(&quot;A {&quot;; [.D5]; &quot;} trait that is a {quality of} a {whole plant} that does not have any &quot;; SUBSTITUTE(SUBSTITUTE([.E5]; &quot;'&quot;; &quot;&quot;); &quot;system&quot;; &quot;systems&quot;); &quot; {$&quot;; [.E5]; &quot;}.&quot;)" office:value-type="string" office:string-value="A {'new above-ground shoot-borne shoot system presence'} trait that is a {quality of} a {whole plant} that does not have any new above-ground shoot-borne shoot systems {$'new above-ground shoot-borne shoot system'}." calcext:value-type="string">
            <text:p>A {'new above-ground shoot-borne shoot system presence'} trait that is a {quality of} a {whole plant} that does not have any new above-ground shoot-borne shoot systems {$'new above-ground shoot-borne shoot system'}.</text:p>
          </table:table-cell>
          <table:table-cell table:style-name="ce5" table:formula="of:=CONCATENATE([.D5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new above-ground shoot-borne shoot system presence' AND 'has quality measurement' SOME (&#10;    'measurement datum' AND (&#10;        ('upper count' VALUE 0) OR ('upper percent' VALUE 0.0f)&#10;    )&#10;)" calcext:value-type="string">
            <text:p>'new above-ground shoot-borne shoot system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5]; &quot;absent&quot;; &quot;present&quot;)" office:value-type="string" office:string-value="'new above-ground shoot-borne shoot systems present'" calcext:value-type="string">
            <text:p>'new above-ground shoot-borne shoot systems present'</text:p>
          </table:table-cell>
          <table:table-cell table:style-name="ce5" table:formula="of:=CONCATENATE(&quot;'plant structure presence' AND 'quality of' SOME (&quot;; CHAR(10); &quot;    'whole plant' AND NOT ('has part' SOME &quot;; [.E5]; &quot;)&quot;; CHAR(10); &quot;)&quot;)" office:value-type="string" office:string-value="'plant structure presence' AND 'quality of' SOME (&#10;    'whole plant' AND NOT ('has part' SOME 'new above-ground shoot-borne shoot system')&#10;)" calcext:value-type="string">
            <text:p>'plant structure presence' AND 'quality of' SOME (</text:p>
            <text:p>    'whole plant' AND NOT ('has part' SOME 'new above-ground shoot-borne shoot system'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03</text:p>
          </table:table-cell>
          <table:table-cell table:formula="of:=SUBSTITUTE(SUBSTITUTE([.D6]; &quot;presence&quot;; &quot;absent&quot;); &quot;system&quot;; &quot;systems&quot;)" office:value-type="string" office:string-value="'new shoot systems emerging from ground absent'" calcext:value-type="string">
            <text:p>'new shoot systems emerging from ground absent'</text:p>
          </table:table-cell>
          <table:table-cell office:value-type="string" calcext:value-type="string">
            <text:p>'new shoot system emerging from ground presence'</text:p>
          </table:table-cell>
          <table:table-cell table:style-name="ce3" office:value-type="string" calcext:value-type="string">
            <text:p>'new shoot system emerging from ground'</text:p>
          </table:table-cell>
          <table:table-cell table:style-name="ce5" table:formula="of:=CONCATENATE(&quot;A {&quot;; [.D6]; &quot;} trait that is a {quality of} a {whole plant} that does not have any &quot;; SUBSTITUTE(SUBSTITUTE([.E6]; &quot;'&quot;; &quot;&quot;); &quot;system&quot;; &quot;systems&quot;); &quot; {$&quot;; [.E6]; &quot;}.&quot;)" office:value-type="string" office:string-value="A {'new shoot system emerging from ground presence'} trait that is a {quality of} a {whole plant} that does not have any new shoot systems emerging from ground {$'new shoot system emerging from ground'}." calcext:value-type="string">
            <text:p>A {'new shoot system emerging from ground presence'} trait that is a {quality of} a {whole plant} that does not have any new shoot systems emerging from ground {$'new shoot system emerging from ground'}.</text:p>
          </table:table-cell>
          <table:table-cell table:style-name="ce5" table:formula="of:=CONCATENATE([.D6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new shoot system emerging from ground presence' AND 'has quality measurement' SOME (&#10;    'measurement datum' AND (&#10;        ('upper count' VALUE 0) OR ('upper percent' VALUE 0.0f)&#10;    )&#10;)" calcext:value-type="string">
            <text:p>'new shoot system emerging from groun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6]; &quot;absent&quot;; &quot;present&quot;)" office:value-type="string" office:string-value="'new shoot systems emerging from ground present'" calcext:value-type="string">
            <text:p>'new shoot systems emerging from ground present'</text:p>
          </table:table-cell>
          <table:table-cell table:style-name="ce5" table:formula="of:=CONCATENATE(&quot;'plant structure presence' AND 'quality of' SOME (&quot;; CHAR(10); &quot;    'whole plant' AND NOT ('has part' SOME &quot;; [.E6]; &quot;)&quot;; CHAR(10); &quot;)&quot;)" office:value-type="string" office:string-value="'plant structure presence' AND 'quality of' SOME (&#10;    'whole plant' AND NOT ('has part' SOME 'new shoot system emerging from ground')&#10;)" calcext:value-type="string">
            <text:p>'plant structure presence' AND 'quality of' SOME (</text:p>
            <text:p>    'whole plant' AND NOT ('has part' SOME 'new shoot system emerging from ground'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04</text:p>
          </table:table-cell>
          <table:table-cell table:formula="of:=SUBSTITUTE(SUBSTITUTE([.D7]; &quot;presence&quot;; &quot;absent&quot;); &quot;system&quot;; &quot;systems&quot;)" office:value-type="string" office:string-value="'new shoot systems emerging from ground in first growth cycle absent'" calcext:value-type="string">
            <text:p>'new shoot systems emerging from ground in first growth cycle absent'</text:p>
          </table:table-cell>
          <table:table-cell office:value-type="string" calcext:value-type="string">
            <text:p>'new shoot system emerging from ground in first growth cycle presence'</text:p>
          </table:table-cell>
          <table:table-cell table:style-name="ce3" office:value-type="string" calcext:value-type="string">
            <text:p>'new shoot system emerging from ground in first growth cycle'</text:p>
          </table:table-cell>
          <table:table-cell table:style-name="ce5" table:formula="of:=CONCATENATE(&quot;A {&quot;; [.D7]; &quot;} trait that is a {quality of} a {whole plant} that does not have any &quot;; SUBSTITUTE(SUBSTITUTE([.E7]; &quot;'&quot;; &quot;&quot;); &quot;system&quot;; &quot;systems&quot;); &quot; {$&quot;; [.E7]; &quot;}.&quot;)" office:value-type="string" office:string-value="A {'new shoot system emerging from ground in first growth cycle presence'} trait that is a {quality of} a {whole plant} that does not have any new shoot systems emerging from ground in first growth cycle {$'new shoot system emerging from ground in first growth cycle'}." calcext:value-type="string">
            <text:p>A {'new shoot system emerging from ground in first growth cycle presence'} trait that is a {quality of} a {whole plant} that does not have any new shoot systems emerging from ground in first growth cycle {$'new shoot system emerging from ground in first growth cycle'}.</text:p>
          </table:table-cell>
          <table:table-cell table:style-name="ce5" table:formula="of:=CONCATENATE([.D7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new shoot system emerging from ground in first growth cycle presence' AND 'has quality measurement' SOME (&#10;    'measurement datum' AND (&#10;        ('upper count' VALUE 0) OR ('upper percent' VALUE 0.0f)&#10;    )&#10;)" calcext:value-type="string">
            <text:p>'new shoot system emerging from ground in first growth cycl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7]; &quot;absent&quot;; &quot;present&quot;)" office:value-type="string" office:string-value="'new shoot systems emerging from ground in first growth cycle present'" calcext:value-type="string">
            <text:p>'new shoot systems emerging from ground in first growth cycle present'</text:p>
          </table:table-cell>
          <table:table-cell table:style-name="ce5" table:formula="of:=CONCATENATE(&quot;'plant structure presence' AND 'quality of' SOME (&quot;; CHAR(10); &quot;    'whole plant' AND NOT ('has part' SOME &quot;; [.E7]; &quot;)&quot;; CHAR(10); &quot;)&quot;)" office:value-type="string" office:string-value="'plant structure presence' AND 'quality of' SOME (&#10;    'whole plant' AND NOT ('has part' SOME 'new shoot system emerging from ground in first growth cycle')&#10;)" calcext:value-type="string">
            <text:p>'plant structure presence' AND 'quality of' SOME (</text:p>
            <text:p>    'whole plant' AND NOT ('has part' SOME 'new shoot system emerging from ground in first growth cycle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05</text:p>
          </table:table-cell>
          <table:table-cell table:formula="of:=SUBSTITUTE([.D8]; &quot;presence&quot;; &quot;absent&quot;)" office:value-type="string" office:string-value="'seedling absent'" calcext:value-type="string">
            <text:p>'seedling absent'</text:p>
          </table:table-cell>
          <table:table-cell office:value-type="string" calcext:value-type="string">
            <text:p>'seedling presence'</text:p>
          </table:table-cell>
          <table:table-cell table:style-name="ce3" office:value-type="string" calcext:value-type="string">
            <text:p>'seedling'</text:p>
          </table:table-cell>
          <table:table-cell table:style-name="ce5" office:value-type="string" calcext:value-type="string">
            <text:p>An {seedling presence} trait that is a {quality of} a {whole plant} that is not a {seedling}.</text:p>
          </table:table-cell>
          <table:table-cell table:style-name="ce5" table:formula="of:=CONCATENATE([.D8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seedling presence' AND 'has quality measurement' SOME (&#10;    'measurement datum' AND (&#10;        ('upper count' VALUE 0) OR ('upper percent' VALUE 0.0f)&#10;    )&#10;)" calcext:value-type="string">
            <text:p>'seedling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8]; &quot;absent&quot;; &quot;present&quot;)" office:value-type="string" office:string-value="'seedling present'" calcext:value-type="string">
            <text:p>'seedling present'</text:p>
          </table:table-cell>
          <table:table-cell table:style-name="ce5" table:formula="of:=CONCATENATE(&quot;'plant structure presence' AND 'quality of' SOME (&quot;; CHAR(10); &quot;    'whole plant' AND NOT ('has part' SOME &quot;; [.E8]; &quot;)&quot;; CHAR(10); &quot;)&quot;)" office:value-type="string" office:string-value="'plant structure presence' AND 'quality of' SOME (&#10;    'whole plant' AND NOT ('has part' SOME 'seedling')&#10;)" calcext:value-type="string">
            <text:p>'plant structure presence' AND 'quality of' SOME (</text:p>
            <text:p>    'whole plant' AND NOT ('has part' SOME 'seedling'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06</text:p>
          </table:table-cell>
          <table:table-cell table:formula="of:=SUBSTITUTE(SUBSTITUTE([.D9]; &quot;presence&quot;; &quot;absent&quot;); &quot;system&quot;; &quot;systems&quot;)" office:value-type="string" office:string-value="'new shoot systems emerging from ground in later growth cycle absent'" calcext:value-type="string">
            <text:p>'new shoot systems emerging from ground in later growth cycle absent'</text:p>
          </table:table-cell>
          <table:table-cell office:value-type="string" calcext:value-type="string">
            <text:p>'new shoot system emerging from ground in later growth cycle presence'</text:p>
          </table:table-cell>
          <table:table-cell table:style-name="ce3" office:value-type="string" calcext:value-type="string">
            <text:p>'new shoot system emerging from ground in later growth cycle'</text:p>
          </table:table-cell>
          <table:table-cell table:style-name="ce5" table:formula="of:=CONCATENATE(&quot;A {&quot;; [.D9]; &quot;} trait that is a {quality of} a {whole plant} that does not have any &quot;; SUBSTITUTE(SUBSTITUTE([.E9]; &quot;'&quot;; &quot;&quot;); &quot;system&quot;; &quot;systems&quot;); &quot; {$&quot;; [.E9]; &quot;}.&quot;)" office:value-type="string" office:string-value="A {'new shoot system emerging from ground in later growth cycle presence'} trait that is a {quality of} a {whole plant} that does not have any new shoot systems emerging from ground in later growth cycle {$'new shoot system emerging from ground in later growth cycle'}." calcext:value-type="string">
            <text:p>A {'new shoot system emerging from ground in later growth cycle presence'} trait that is a {quality of} a {whole plant} that does not have any new shoot systems emerging from ground in later growth cycle {$'new shoot system emerging from ground in later growth cycle'}.</text:p>
          </table:table-cell>
          <table:table-cell table:style-name="ce5" table:formula="of:=CONCATENATE([.D9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new shoot system emerging from ground in later growth cycle presence' AND 'has quality measurement' SOME (&#10;    'measurement datum' AND (&#10;        ('upper count' VALUE 0) OR ('upper percent' VALUE 0.0f)&#10;    )&#10;)" calcext:value-type="string">
            <text:p>'new shoot system emerging from ground in later growth cycl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9]; &quot;absent&quot;; &quot;present&quot;)" office:value-type="string" office:string-value="'new shoot systems emerging from ground in later growth cycle present'" calcext:value-type="string">
            <text:p>'new shoot systems emerging from ground in later growth cycle present'</text:p>
          </table:table-cell>
          <table:table-cell table:style-name="ce5" table:formula="of:=CONCATENATE(&quot;'plant structure presence' AND 'quality of' SOME (&quot;; CHAR(10); &quot;    'whole plant' AND NOT ('has part' SOME &quot;; [.E9]; &quot;)&quot;; CHAR(10); &quot;)&quot;)" office:value-type="string" office:string-value="'plant structure presence' AND 'quality of' SOME (&#10;    'whole plant' AND NOT ('has part' SOME 'new shoot system emerging from ground in later growth cycle')&#10;)" calcext:value-type="string">
            <text:p>'plant structure presence' AND 'quality of' SOME (</text:p>
            <text:p>    'whole plant' AND NOT ('has part' SOME 'new shoot system emerging from ground in later growth cycle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07</text:p>
          </table:table-cell>
          <table:table-cell table:formula="of:=SUBSTITUTE([.D10]; &quot; presence&quot;; &quot;s absent&quot;)" office:value-type="string" office:string-value="'leaf buds absent'" calcext:value-type="string">
            <text:p>'leaf buds absent'</text:p>
          </table:table-cell>
          <table:table-cell office:value-type="string" calcext:value-type="string">
            <text:p>'leaf bud presence'</text:p>
          </table:table-cell>
          <table:table-cell table:style-name="ce3" office:value-type="string" calcext:value-type="string">
            <text:p>PO:'vegetative bud'</text:p>
          </table:table-cell>
          <table:table-cell table:style-name="ce5" table:formula="of:=CONCATENATE(&quot;A {&quot;; [.D10]; &quot;} trait that is a {quality of} a {whole plant} that does not have any &quot;; SUBSTITUTE(SUBSTITUTE(SUBSTITUTE([.E10]; &quot;'&quot;; &quot;&quot;); &quot;bud&quot;; &quot;buds&quot;); &quot;PO:&quot;; &quot;&quot;); &quot; {$&quot;; [.E10]; &quot;}.&quot;)" office:value-type="string" office:string-value="A {'leaf bud presence'} trait that is a {quality of} a {whole plant} that does not have any vegetative buds {$PO:'vegetative bud'}." calcext:value-type="string">
            <text:p>A {'leaf bud presence'} trait that is a {quality of} a {whole plant} that does not have any vegetative buds {$PO:'vegetative bud'}.</text:p>
          </table:table-cell>
          <table:table-cell table:style-name="ce5" table:formula="of:=CONCATENATE([.D10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leaf bud presence' AND 'has quality measurement' SOME (&#10;    'measurement datum' AND (&#10;        ('upper count' VALUE 0) OR ('upper percent' VALUE 0.0f)&#10;    )&#10;)" calcext:value-type="string">
            <text:p>'leaf bu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10]; &quot;absent&quot;; &quot;present&quot;)" office:value-type="string" office:string-value="'leaf buds present'" calcext:value-type="string">
            <text:p>'leaf buds present'</text:p>
          </table:table-cell>
          <table:table-cell table:style-name="ce5" table:formula="of:=CONCATENATE(&quot;'plant structure presence' AND 'quality of' SOME (&quot;; CHAR(10); &quot;    'whole plant' AND NOT ('has part' SOME &quot;; [.E10]; &quot;)&quot;; CHAR(10); &quot;)&quot;)" office:value-type="string" office:string-value="'plant structure presence' AND 'quality of' SOME (&#10;    'whole plant' AND NOT ('has part' SOME PO:'vegetative bud')&#10;)" calcext:value-type="string">
            <text:p>'plant structure presence' AND 'quality of' SOME (</text:p>
            <text:p>    'whole plant' AND NOT ('has part' SOME PO:'vegetative bud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08</text:p>
          </table:table-cell>
          <table:table-cell table:formula="of:=SUBSTITUTE([.D11]; &quot; presence&quot;; &quot;s absent&quot;)" office:value-type="string" office:string-value="'dormant leaf buds absent'" calcext:value-type="string">
            <text:p>'dormant leaf buds absent'</text:p>
          </table:table-cell>
          <table:table-cell table:formula="of:=SUBSTITUTE([.E11]; &quot;'&quot;; &quot; presence'&quot;; 2)" office:value-type="string" office:string-value="'dormant leaf bud presence'" calcext:value-type="string">
            <text:p>'dormant leaf bud presence'</text:p>
          </table:table-cell>
          <table:table-cell table:style-name="ce3" office:value-type="string" calcext:value-type="string">
            <text:p>'dormant leaf bud'</text:p>
          </table:table-cell>
          <table:table-cell table:style-name="ce5" table:formula="of:=CONCATENATE(&quot;A {&quot;; [.D11]; &quot;} trait that is a {quality of} a {whole plant} that does not have any &quot;; SUBSTITUTE(SUBSTITUTE([.E11]; &quot;'&quot;; &quot;&quot;); &quot;bud&quot;; &quot;buds&quot;); &quot; {$&quot;; [.E11]; &quot;}.&quot;)" office:value-type="string" office:string-value="A {'dormant leaf bud presence'} trait that is a {quality of} a {whole plant} that does not have any dormant leaf buds {$'dormant leaf bud'}." calcext:value-type="string">
            <text:p>A {'dormant leaf bud presence'} trait that is a {quality of} a {whole plant} that does not have any dormant leaf buds {$'dormant leaf bud'}.</text:p>
          </table:table-cell>
          <table:table-cell table:style-name="ce5" table:formula="of:=CONCATENATE([.D11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dormant leaf bud presence' AND 'has quality measurement' SOME (&#10;    'measurement datum' AND (&#10;        ('upper count' VALUE 0) OR ('upper percent' VALUE 0.0f)&#10;    )&#10;)" calcext:value-type="string">
            <text:p>'dormant leaf bu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11]; &quot;absent&quot;; &quot;present&quot;)" office:value-type="string" office:string-value="'dormant leaf buds present'" calcext:value-type="string">
            <text:p>'dormant leaf buds present'</text:p>
          </table:table-cell>
          <table:table-cell table:style-name="ce5" table:formula="of:=CONCATENATE(&quot;'plant structure presence' AND 'quality of' SOME (&quot;; CHAR(10); &quot;    'whole plant' AND NOT ('has part' SOME &quot;; [.E11]; &quot;)&quot;; CHAR(10); &quot;)&quot;)" office:value-type="string" office:string-value="'plant structure presence' AND 'quality of' SOME (&#10;    'whole plant' AND NOT ('has part' SOME 'dormant leaf bud')&#10;)" calcext:value-type="string">
            <text:p>'plant structure presence' AND 'quality of' SOME (</text:p>
            <text:p>    'whole plant' AND NOT ('has part' SOME 'dormant leaf bud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09</text:p>
          </table:table-cell>
          <table:table-cell table:formula="of:=SUBSTITUTE([.D12]; &quot; presence&quot;; &quot;s absent&quot;)" office:value-type="string" office:string-value="'non-dormant leaf buds absent'" calcext:value-type="string">
            <text:p>'non-dormant leaf buds absent'</text:p>
          </table:table-cell>
          <table:table-cell table:formula="of:=SUBSTITUTE([.E12]; &quot;'&quot;; &quot; presence'&quot;; 2)" office:value-type="string" office:string-value="'non-dormant leaf bud presence'" calcext:value-type="string">
            <text:p>'non-dormant leaf bud presence'</text:p>
          </table:table-cell>
          <table:table-cell table:style-name="ce3" office:value-type="string" calcext:value-type="string">
            <text:p>'non-dormant leaf bud'</text:p>
          </table:table-cell>
          <table:table-cell table:style-name="ce5" table:formula="of:=CONCATENATE(&quot;A {&quot;; [.D12]; &quot;} trait that is a {quality of} a {whole plant} that does not have any &quot;; SUBSTITUTE(SUBSTITUTE([.E12]; &quot;'&quot;; &quot;&quot;); &quot;bud&quot;; &quot;buds&quot;); &quot; {$&quot;; [.E12]; &quot;}.&quot;)" office:value-type="string" office:string-value="A {'non-dormant leaf bud presence'} trait that is a {quality of} a {whole plant} that does not have any non-dormant leaf buds {$'non-dormant leaf bud'}." calcext:value-type="string">
            <text:p>A {'non-dormant leaf bud presence'} trait that is a {quality of} a {whole plant} that does not have any non-dormant leaf buds {$'non-dormant leaf bud'}.</text:p>
          </table:table-cell>
          <table:table-cell table:style-name="ce5" table:formula="of:=CONCATENATE([.D12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non-dormant leaf bud presence' AND 'has quality measurement' SOME (&#10;    'measurement datum' AND (&#10;        ('upper count' VALUE 0) OR ('upper percent' VALUE 0.0f)&#10;    )&#10;)" calcext:value-type="string">
            <text:p>'non-dormant leaf bu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12]; &quot;absent&quot;; &quot;present&quot;)" office:value-type="string" office:string-value="'non-dormant leaf buds present'" calcext:value-type="string">
            <text:p>'non-dormant leaf buds present'</text:p>
          </table:table-cell>
          <table:table-cell table:style-name="ce5" table:formula="of:=CONCATENATE(&quot;'plant structure presence' AND 'quality of' SOME (&quot;; CHAR(10); &quot;    'whole plant' AND NOT ('has part' SOME &quot;; [.E12]; &quot;)&quot;; CHAR(10); &quot;)&quot;)" office:value-type="string" office:string-value="'plant structure presence' AND 'quality of' SOME (&#10;    'whole plant' AND NOT ('has part' SOME 'non-dormant leaf bud')&#10;)" calcext:value-type="string">
            <text:p>'plant structure presence' AND 'quality of' SOME (</text:p>
            <text:p>    'whole plant' AND NOT ('has part' SOME 'non-dormant leaf bud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0</text:p>
          </table:table-cell>
          <table:table-cell table:formula="of:=SUBSTITUTE([.D13]; &quot; presence&quot;; &quot;s absent&quot;)" office:value-type="string" office:string-value="'swelling leaf buds absent'" calcext:value-type="string">
            <text:p>'swelling leaf buds absent'</text:p>
          </table:table-cell>
          <table:table-cell table:formula="of:=SUBSTITUTE([.E13]; &quot;'&quot;; &quot; presence'&quot;; 2)" office:value-type="string" office:string-value="'swelling leaf bud presence'" calcext:value-type="string">
            <text:p>'swelling leaf bud presence'</text:p>
          </table:table-cell>
          <table:table-cell table:style-name="ce3" office:value-type="string" calcext:value-type="string">
            <text:p>'swelling leaf bud'</text:p>
          </table:table-cell>
          <table:table-cell table:style-name="ce5" table:formula="of:=CONCATENATE(&quot;A {&quot;; [.D13]; &quot;} trait that is a {quality of} a {whole plant} that does not have any &quot;; SUBSTITUTE(SUBSTITUTE([.E13]; &quot;'&quot;; &quot;&quot;); &quot;bud&quot;; &quot;buds&quot;); &quot; {$&quot;; [.E13]; &quot;}.&quot;)" office:value-type="string" office:string-value="A {'swelling leaf bud presence'} trait that is a {quality of} a {whole plant} that does not have any swelling leaf buds {$'swelling leaf bud'}." calcext:value-type="string">
            <text:p>A {'swelling leaf bud presence'} trait that is a {quality of} a {whole plant} that does not have any swelling leaf buds {$'swelling leaf bud'}.</text:p>
          </table:table-cell>
          <table:table-cell table:style-name="ce5" table:formula="of:=CONCATENATE([.D13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swelling leaf bud presence' AND 'has quality measurement' SOME (&#10;    'measurement datum' AND (&#10;        ('upper count' VALUE 0) OR ('upper percent' VALUE 0.0f)&#10;    )&#10;)" calcext:value-type="string">
            <text:p>'swelling leaf bu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13]; &quot;absent&quot;; &quot;present&quot;)" office:value-type="string" office:string-value="'swelling leaf buds present'" calcext:value-type="string">
            <text:p>'swelling leaf buds present'</text:p>
          </table:table-cell>
          <table:table-cell table:style-name="ce5" table:formula="of:=CONCATENATE(&quot;'plant structure presence' AND 'quality of' SOME (&quot;; CHAR(10); &quot;    'whole plant' AND NOT ('has part' SOME &quot;; [.E13]; &quot;)&quot;; CHAR(10); &quot;)&quot;)" office:value-type="string" office:string-value="'plant structure presence' AND 'quality of' SOME (&#10;    'whole plant' AND NOT ('has part' SOME 'swelling leaf bud')&#10;)" calcext:value-type="string">
            <text:p>'plant structure presence' AND 'quality of' SOME (</text:p>
            <text:p>    'whole plant' AND NOT ('has part' SOME 'swelling leaf bud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1</text:p>
          </table:table-cell>
          <table:table-cell table:formula="of:=SUBSTITUTE([.D14]; &quot; presence&quot;; &quot;s absent&quot;)" office:value-type="string" office:string-value="'breaking leaf buds absent'" calcext:value-type="string">
            <text:p>'breaking leaf buds absent'</text:p>
          </table:table-cell>
          <table:table-cell table:formula="of:=SUBSTITUTE([.E14]; &quot;'&quot;; &quot; presence'&quot;; 2)" office:value-type="string" office:string-value="'breaking leaf bud presence'" calcext:value-type="string">
            <text:p>'breaking leaf bud presence'</text:p>
          </table:table-cell>
          <table:table-cell table:style-name="ce3" office:value-type="string" calcext:value-type="string">
            <text:p>'breaking leaf bud'</text:p>
          </table:table-cell>
          <table:table-cell table:style-name="ce5" table:formula="of:=CONCATENATE(&quot;A {&quot;; [.D14]; &quot;} trait that is a {quality of} a {whole plant} that does not have any &quot;; SUBSTITUTE(SUBSTITUTE([.E14]; &quot;'&quot;; &quot;&quot;); &quot;bud&quot;; &quot;buds&quot;); &quot; {$&quot;; [.E14]; &quot;}.&quot;)" office:value-type="string" office:string-value="A {'breaking leaf bud presence'} trait that is a {quality of} a {whole plant} that does not have any breaking leaf buds {$'breaking leaf bud'}." calcext:value-type="string">
            <text:p>A {'breaking leaf bud presence'} trait that is a {quality of} a {whole plant} that does not have any breaking leaf buds {$'breaking leaf bud'}.</text:p>
          </table:table-cell>
          <table:table-cell table:style-name="ce5" table:formula="of:=CONCATENATE([.D14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breaking leaf bud presence' AND 'has quality measurement' SOME (&#10;    'measurement datum' AND (&#10;        ('upper count' VALUE 0) OR ('upper percent' VALUE 0.0f)&#10;    )&#10;)" calcext:value-type="string">
            <text:p>'breaking leaf bu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14]; &quot;absent&quot;; &quot;present&quot;)" office:value-type="string" office:string-value="'breaking leaf buds present'" calcext:value-type="string">
            <text:p>'breaking leaf buds present'</text:p>
          </table:table-cell>
          <table:table-cell table:style-name="ce5" table:formula="of:=CONCATENATE(&quot;'plant structure presence' AND 'quality of' SOME (&quot;; CHAR(10); &quot;    'whole plant' AND NOT ('has part' SOME &quot;; [.E14]; &quot;)&quot;; CHAR(10); &quot;)&quot;)" office:value-type="string" office:string-value="'plant structure presence' AND 'quality of' SOME (&#10;    'whole plant' AND NOT ('has part' SOME 'breaking leaf bud')&#10;)" calcext:value-type="string">
            <text:p>'plant structure presence' AND 'quality of' SOME (</text:p>
            <text:p>    'whole plant' AND NOT ('has part' SOME 'breaking leaf bud')</text:p>
            <text:p>)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2"/>
          <table:table-cell table:style-name="ce3"/>
          <table:table-cell table:style-name="ce5" table:number-columns-repeated="4"/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2</text:p>
          </table:table-cell>
          <table:table-cell table:formula="of:=SUBSTITUTE([.D16]; &quot;leaf presence&quot;; &quot;leaves absent&quot;)" office:value-type="string" office:string-value="'vascular leaves absent'" calcext:value-type="string">
            <text:p>'vascular leaves absent'</text:p>
          </table:table-cell>
          <table:table-cell office:value-type="string" calcext:value-type="string">
            <text:p>'vascular leaf presence'</text:p>
          </table:table-cell>
          <table:table-cell office:value-type="string" calcext:value-type="string">
            <text:p>'vascular leaf'</text:p>
          </table:table-cell>
          <table:table-cell table:style-name="ce8" table:formula="of:=CONCATENATE(&quot;A {&quot;; [.D16]; &quot;} trait that is a {quality of} a {whole plant} that does not have any &quot;; SUBSTITUTE(SUBSTITUTE([.E16]; &quot;'&quot;; &quot;&quot;); &quot;leaf&quot;; &quot;leaves&quot;); &quot; {$&quot;; [.E16]; &quot;}.&quot;)" office:value-type="string" office:string-value="A {'vascular leaf presence'} trait that is a {quality of} a {whole plant} that does not have any vascular leaves {$'vascular leaf'}." calcext:value-type="string">
            <text:p>A {'vascular leaf presence'} trait that is a {quality of} a {whole plant} that does not have any vascular leaves {$'vascular leaf'}.</text:p>
          </table:table-cell>
          <table:table-cell table:style-name="ce5" table:formula="of:=CONCATENATE([.D16];&quot; AND 'has quality measurement' SOME (&quot;;CHAR(10);&quot;    'measurement datum' AND (&quot;;CHAR(10);&quot;        ('upper count' VALUE 0) OR ('upper percent' VALUE 0.0f)&quot;;CHAR(10);&quot;    )&quot;;CHAR(10);&quot;)&quot;)" office:value-type="string" office:string-value="'vascular leaf presence' AND 'has quality measurement' SOME (&#10;    'measurement datum' AND (&#10;        ('upper count' VALUE 0) OR ('upper percent' VALUE 0.0f)&#10;    )&#10;)" calcext:value-type="string">
            <text:p>'vascular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16]; &quot;absent&quot;; &quot;present&quot;)" office:value-type="string" office:string-value="'vascular leaves present'" calcext:value-type="string">
            <text:p>'vascular leaves present'</text:p>
          </table:table-cell>
          <table:table-cell table:style-name="ce5" table:formula="of:=CONCATENATE(&quot;'plant structure presence' AND 'quality of' SOME (&quot;; CHAR(10); &quot;    'whole plant' AND NOT ('has part' SOME &quot;; [.E16]; &quot;)&quot;; CHAR(10); &quot;)&quot;)" office:value-type="string" office:string-value="'plant structure presence' AND 'quality of' SOME (&#10;    'whole plant' AND NOT ('has part' SOME 'vascular leaf')&#10;)" calcext:value-type="string">
            <text:p>'plant structure presence' AND 'quality of' SOME (</text:p>
            <text:p>    'whole plant' AND NOT ('has part' SOME 'vascular leaf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3</text:p>
          </table:table-cell>
          <table:table-cell table:formula="of:=SUBSTITUTE([.D17]; &quot;leaf presence&quot;; &quot;leaves absent&quot;)" office:value-type="string" office:string-value="'true leaves absent'" calcext:value-type="string">
            <text:p>'true leaves absent'</text:p>
          </table:table-cell>
          <table:table-cell office:value-type="string" calcext:value-type="string">
            <text:p>'true leaf presence'</text:p>
          </table:table-cell>
          <table:table-cell table:style-name="ce3" office:value-type="string" calcext:value-type="string">
            <text:p>'true leaf'</text:p>
          </table:table-cell>
          <table:table-cell table:style-name="ce8" table:formula="of:=CONCATENATE(&quot;A {&quot;; [.D17]; &quot;} trait that is a {quality of} a {whole plant} that does not have any &quot;; SUBSTITUTE(SUBSTITUTE([.E17]; &quot;'&quot;; &quot;&quot;); &quot;leaf&quot;; &quot;leaves&quot;); &quot; {$&quot;; [.E17]; &quot;}.&quot;)" office:value-type="string" office:string-value="A {'true leaf presence'} trait that is a {quality of} a {whole plant} that does not have any true leaves {$'true leaf'}." calcext:value-type="string">
            <text:p>A {'true leaf presence'} trait that is a {quality of} a {whole plant} that does not have any true leaves {$'true leaf'}.</text:p>
          </table:table-cell>
          <table:table-cell table:style-name="ce5" table:formula="of:=CONCATENATE([.D17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true leaf presence' AND 'has quality measurement' SOME (&#10;    'measurement datum' AND (&#10;        ('upper count' VALUE 0) OR ('upper percent' VALUE 0.0f)&#10;    )&#10;)" calcext:value-type="string">
            <text:p>'tru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17]; &quot;absent&quot;; &quot;present&quot;)" office:value-type="string" office:string-value="'true leaves present'" calcext:value-type="string">
            <text:p>'true leaves present'</text:p>
          </table:table-cell>
          <table:table-cell table:style-name="ce5" table:formula="of:=CONCATENATE(&quot;'plant structure presence' AND 'quality of' SOME (&quot;; CHAR(10); &quot;    'whole plant' AND NOT ('has part' SOME &quot;; [.E17]; &quot;)&quot;; CHAR(10); &quot;)&quot;)" office:value-type="string" office:string-value="'plant structure presence' AND 'quality of' SOME (&#10;    'whole plant' AND NOT ('has part' SOME 'true leaf')&#10;)" calcext:value-type="string">
            <text:p>'plant structure presence' AND 'quality of' SOME (</text:p>
            <text:p>    'whole plant' AND NOT ('has part' SOME 'true leaf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4</text:p>
          </table:table-cell>
          <table:table-cell table:formula="of:=SUBSTITUTE([.D18]; &quot;leaf presence&quot;; &quot;leaves absent&quot;)" office:value-type="string" office:string-value="'unfolding true leaves absent'" calcext:value-type="string">
            <text:p>'unfolding true leaves absent'</text:p>
          </table:table-cell>
          <table:table-cell office:value-type="string" calcext:value-type="string">
            <text:p>'unfolding true leaf presence'</text:p>
          </table:table-cell>
          <table:table-cell table:style-name="ce3" office:value-type="string" calcext:value-type="string">
            <text:p>'unfolding true leaf'</text:p>
          </table:table-cell>
          <table:table-cell table:style-name="ce8" table:formula="of:=CONCATENATE(&quot;An {&quot;; [.D18]; &quot;} trait that is a {quality of} a {whole plant} that does not have any &quot;; SUBSTITUTE(SUBSTITUTE([.E18]; &quot;'&quot;; &quot;&quot;); &quot;leaf&quot;; &quot;leaves&quot;); &quot; {$&quot;; [.E18]; &quot;}.&quot;)" office:value-type="string" office:string-value="An {'unfolding true leaf presence'} trait that is a {quality of} a {whole plant} that does not have any unfolding true leaves {$'unfolding true leaf'}." calcext:value-type="string">
            <text:p>An {'unfolding true leaf presence'} trait that is a {quality of} a {whole plant} that does not have any unfolding true leaves {$'unfolding true leaf'}.</text:p>
          </table:table-cell>
          <table:table-cell table:style-name="ce5" table:formula="of:=CONCATENATE([.D18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unfolding true leaf presence' AND 'has quality measurement' SOME (&#10;    'measurement datum' AND (&#10;        ('upper count' VALUE 0) OR ('upper percent' VALUE 0.0f)&#10;    )&#10;)" calcext:value-type="string">
            <text:p>'unfolding tru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18]; &quot;absent&quot;; &quot;present&quot;)" office:value-type="string" office:string-value="'unfolding true leaves present'" calcext:value-type="string">
            <text:p>'unfolding true leaves present'</text:p>
          </table:table-cell>
          <table:table-cell table:style-name="ce5" table:formula="of:=CONCATENATE(&quot;'plant structure presence' AND 'quality of' SOME (&quot;; CHAR(10); &quot;    'whole plant' AND NOT ('has part' SOME &quot;; [.E18]; &quot;)&quot;; CHAR(10); &quot;)&quot;)" office:value-type="string" office:string-value="'plant structure presence' AND 'quality of' SOME (&#10;    'whole plant' AND NOT ('has part' SOME 'unfolding true leaf')&#10;)" calcext:value-type="string">
            <text:p>'plant structure presence' AND 'quality of' SOME (</text:p>
            <text:p>    'whole plant' AND NOT ('has part' SOME 'unfolding true leaf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5</text:p>
          </table:table-cell>
          <table:table-cell table:formula="of:=SUBSTITUTE([.D19]; &quot;leaf presence&quot;; &quot;leaves absent&quot;)" office:value-type="string" office:string-value="'unfolded true leaves absent'" calcext:value-type="string">
            <text:p>'unfolded true leaves absent'</text:p>
          </table:table-cell>
          <table:table-cell office:value-type="string" calcext:value-type="string">
            <text:p>'unfolded true leaf presence'</text:p>
          </table:table-cell>
          <table:table-cell table:style-name="ce3" office:value-type="string" calcext:value-type="string">
            <text:p>'unfolded true leaf'</text:p>
          </table:table-cell>
          <table:table-cell table:style-name="ce8" table:formula="of:=CONCATENATE(&quot;An {&quot;; [.D19]; &quot;} trait that is a {quality of} a {whole plant} that does not have any &quot;; SUBSTITUTE(SUBSTITUTE([.E19]; &quot;'&quot;; &quot;&quot;); &quot;leaf&quot;; &quot;leaves&quot;); &quot; {$&quot;; [.E19]; &quot;}.&quot;)" office:value-type="string" office:string-value="An {'unfolded true leaf presence'} trait that is a {quality of} a {whole plant} that does not have any unfolded true leaves {$'unfolded true leaf'}." calcext:value-type="string">
            <text:p>An {'unfolded true leaf presence'} trait that is a {quality of} a {whole plant} that does not have any unfolded true leaves {$'unfolded true leaf'}.</text:p>
          </table:table-cell>
          <table:table-cell table:style-name="ce5" table:formula="of:=CONCATENATE([.D19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unfolded true leaf presence' AND 'has quality measurement' SOME (&#10;    'measurement datum' AND (&#10;        ('upper count' VALUE 0) OR ('upper percent' VALUE 0.0f)&#10;    )&#10;)" calcext:value-type="string">
            <text:p>'unfolded tru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19]; &quot;absent&quot;; &quot;present&quot;)" office:value-type="string" office:string-value="'unfolded true leaves present'" calcext:value-type="string">
            <text:p>'unfolded true leaves present'</text:p>
          </table:table-cell>
          <table:table-cell table:style-name="ce5" table:formula="of:=CONCATENATE(&quot;'plant structure presence' AND 'quality of' SOME (&quot;; CHAR(10); &quot;    'whole plant' AND NOT ('has part' SOME &quot;; [.E19]; &quot;)&quot;; CHAR(10); &quot;)&quot;)" office:value-type="string" office:string-value="'plant structure presence' AND 'quality of' SOME (&#10;    'whole plant' AND NOT ('has part' SOME 'unfolded true leaf')&#10;)" calcext:value-type="string">
            <text:p>'plant structure presence' AND 'quality of' SOME (</text:p>
            <text:p>    'whole plant' AND NOT ('has part' SOME 'unfolded true leaf')</text:p>
            <text:p>)</text:p>
          </table:table-cell>
          <table:table-cell table:style-name="ce5"/>
          <table:table-cell table:number-columns-repeated="2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16</text:p>
          </table:table-cell>
          <table:table-cell table:formula="of:=SUBSTITUTE([.D20]; &quot;leaf presence&quot;; &quot;leaves absent&quot;)" office:value-type="string" office:string-value="'non-senescing unfolded true leaves absent'" calcext:value-type="string">
            <text:p>'non-senescing unfolded true leaves absent'</text:p>
          </table:table-cell>
          <table:table-cell office:value-type="string" calcext:value-type="string">
            <text:p>'non-senescing unfolded true leaf presence'</text:p>
          </table:table-cell>
          <table:table-cell table:style-name="ce3" office:value-type="string" calcext:value-type="string">
            <text:p>'non-senescing unfolded true leaf'</text:p>
          </table:table-cell>
          <table:table-cell table:style-name="ce8" table:formula="of:=CONCATENATE(&quot;A {&quot;; [.D20]; &quot;} trait that is a {quality of} a {whole plant} that does not have any &quot;; SUBSTITUTE(SUBSTITUTE([.E20]; &quot;'&quot;; &quot;&quot;); &quot;leaf&quot;; &quot;leaves&quot;); &quot; {$&quot;; [.E20]; &quot;}.&quot;)" office:value-type="string" office:string-value="A {'non-senescing unfolded true leaf presence'} trait that is a {quality of} a {whole plant} that does not have any non-senescing unfolded true leaves {$'non-senescing unfolded true leaf'}." calcext:value-type="string">
            <text:p>A {'non-senescing unfolded true leaf presence'} trait that is a {quality of} a {whole plant} that does not have any non-senescing unfolded true leaves {$'non-senescing unfolded true leaf'}.</text:p>
          </table:table-cell>
          <table:table-cell table:style-name="ce5" table:formula="of:=CONCATENATE([.D20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non-senescing unfolded true leaf presence' AND 'has quality measurement' SOME (&#10;    'measurement datum' AND (&#10;        ('upper count' VALUE 0) OR ('upper percent' VALUE 0.0f)&#10;    )&#10;)" calcext:value-type="string">
            <text:p>'non-senescing unfolded tru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20]; &quot;absent&quot;; &quot;present&quot;)" office:value-type="string" office:string-value="'non-senescing unfolded true leaves present'" calcext:value-type="string">
            <text:p>'non-senescing unfolded true leaves present'</text:p>
          </table:table-cell>
          <table:table-cell table:style-name="ce5" table:formula="of:=CONCATENATE(&quot;'plant structure presence' AND 'quality of' SOME (&quot;; CHAR(10); &quot;    'whole plant' AND NOT ('has part' SOME &quot;; [.E20]; &quot;)&quot;; CHAR(10); &quot;)&quot;)" office:value-type="string" office:string-value="'plant structure presence' AND 'quality of' SOME (&#10;    'whole plant' AND NOT ('has part' SOME 'non-senescing unfolded true leaf')&#10;)" calcext:value-type="string">
            <text:p>'plant structure presence' AND 'quality of' SOME (</text:p>
            <text:p>    'whole plant' AND NOT ('has part' SOME 'non-senescing unfolded true leaf')</text:p>
            <text:p>)</text:p>
          </table:table-cell>
          <table:table-cell table:style-name="ce5"/>
          <table:table-cell table:number-columns-repeated="2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7</text:p>
          </table:table-cell>
          <table:table-cell table:formula="of:=SUBSTITUTE([.D21]; &quot;leaf presence&quot;; &quot;leaves absent&quot;)" office:value-type="string" office:string-value="'senescing true leaves absent'" calcext:value-type="string">
            <text:p>'senescing true leaves absent'</text:p>
          </table:table-cell>
          <table:table-cell office:value-type="string" calcext:value-type="string">
            <text:p>'senescing true leaf presence'</text:p>
          </table:table-cell>
          <table:table-cell table:style-name="ce3" office:value-type="string" calcext:value-type="string">
            <text:p>'senescing true leaf'</text:p>
          </table:table-cell>
          <table:table-cell table:style-name="ce8" table:formula="of:=CONCATENATE(&quot;A {&quot;; [.D21]; &quot;} trait that is a {quality of} a {whole plant} that does not have any &quot;; SUBSTITUTE(SUBSTITUTE([.E21]; &quot;'&quot;; &quot;&quot;); &quot;leaf&quot;; &quot;leaves&quot;); &quot; {$&quot;; [.E21]; &quot;}.&quot;)" office:value-type="string" office:string-value="A {'senescing true leaf presence'} trait that is a {quality of} a {whole plant} that does not have any senescing true leaves {$'senescing true leaf'}." calcext:value-type="string">
            <text:p>A {'senescing true leaf presence'} trait that is a {quality of} a {whole plant} that does not have any senescing true leaves {$'senescing true leaf'}.</text:p>
          </table:table-cell>
          <table:table-cell table:style-name="ce5" table:formula="of:=CONCATENATE([.D21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senescing true leaf presence' AND 'has quality measurement' SOME (&#10;    'measurement datum' AND (&#10;        ('upper count' VALUE 0) OR ('upper percent' VALUE 0.0f)&#10;    )&#10;)" calcext:value-type="string">
            <text:p>'senescing tru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21]; &quot;absent&quot;; &quot;present&quot;)" office:value-type="string" office:string-value="'senescing true leaves present'" calcext:value-type="string">
            <text:p>'senescing true leaves present'</text:p>
          </table:table-cell>
          <table:table-cell table:style-name="ce5" table:formula="of:=CONCATENATE(&quot;'plant structure presence' AND 'quality of' SOME (&quot;; CHAR(10); &quot;    'whole plant' AND NOT ('has part' SOME &quot;; [.E21]; &quot;)&quot;; CHAR(10); &quot;)&quot;)" office:value-type="string" office:string-value="'plant structure presence' AND 'quality of' SOME (&#10;    'whole plant' AND NOT ('has part' SOME 'senescing true leaf')&#10;)" calcext:value-type="string">
            <text:p>'plant structure presence' AND 'quality of' SOME (</text:p>
            <text:p>    'whole plant' AND NOT ('has part' SOME 'senescing true leaf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8</text:p>
          </table:table-cell>
          <table:table-cell table:formula="of:=SUBSTITUTE([.D22]; &quot;leaf presence&quot;; &quot;leaves absent&quot;)" office:value-type="string" office:string-value="'immature unfolded true leaves absent'" calcext:value-type="string">
            <text:p>'immature unfolded true leaves absent'</text:p>
          </table:table-cell>
          <table:table-cell office:value-type="string" calcext:value-type="string">
            <text:p>'immature unfolded true leaf presence'</text:p>
          </table:table-cell>
          <table:table-cell table:style-name="ce3" office:value-type="string" calcext:value-type="string">
            <text:p>'immature unfolded true leaf'</text:p>
          </table:table-cell>
          <table:table-cell table:style-name="ce8" table:formula="of:=CONCATENATE(&quot;An {&quot;; [.D22]; &quot;} trait that is a {quality of} a {whole plant} that does not have any &quot;; SUBSTITUTE(SUBSTITUTE([.E22]; &quot;'&quot;; &quot;&quot;); &quot;leaf&quot;; &quot;leaves&quot;); &quot; {$&quot;; [.E22]; &quot;}.&quot;)" office:value-type="string" office:string-value="An {'immature unfolded true leaf presence'} trait that is a {quality of} a {whole plant} that does not have any immature unfolded true leaves {$'immature unfolded true leaf'}." calcext:value-type="string">
            <text:p>An {'immature unfolded true leaf presence'} trait that is a {quality of} a {whole plant} that does not have any immature unfolded true leaves {$'immature unfolded true leaf'}.</text:p>
          </table:table-cell>
          <table:table-cell table:style-name="ce5" table:formula="of:=CONCATENATE([.D22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immature unfolded true leaf presence' AND 'has quality measurement' SOME (&#10;    'measurement datum' AND (&#10;        ('upper count' VALUE 0) OR ('upper percent' VALUE 0.0f)&#10;    )&#10;)" calcext:value-type="string">
            <text:p>'immature unfolded tru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22]; &quot;absent&quot;; &quot;present&quot;)" office:value-type="string" office:string-value="'immature unfolded true leaves present'" calcext:value-type="string">
            <text:p>'immature unfolded true leaves present'</text:p>
          </table:table-cell>
          <table:table-cell table:style-name="ce5" table:formula="of:=CONCATENATE(&quot;'plant structure presence' AND 'quality of' SOME (&quot;; CHAR(10); &quot;    'whole plant' AND NOT ('has part' SOME &quot;; [.E22]; &quot;)&quot;; CHAR(10); &quot;)&quot;)" office:value-type="string" office:string-value="'plant structure presence' AND 'quality of' SOME (&#10;    'whole plant' AND NOT ('has part' SOME 'immature unfolded true leaf')&#10;)" calcext:value-type="string">
            <text:p>'plant structure presence' AND 'quality of' SOME (</text:p>
            <text:p>    'whole plant' AND NOT ('has part' SOME 'immature unfolded true leaf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19</text:p>
          </table:table-cell>
          <table:table-cell table:formula="of:=SUBSTITUTE([.D23]; &quot;leaf presence&quot;; &quot;leaves absent&quot;)" office:value-type="string" office:string-value="'mature true leaves absent'" calcext:value-type="string">
            <text:p>'mature true leaves absent'</text:p>
          </table:table-cell>
          <table:table-cell office:value-type="string" calcext:value-type="string">
            <text:p>'mature true leaf presence'</text:p>
          </table:table-cell>
          <table:table-cell table:style-name="ce3" office:value-type="string" calcext:value-type="string">
            <text:p>'mature true leaf'</text:p>
          </table:table-cell>
          <table:table-cell table:style-name="ce8" table:formula="of:=CONCATENATE(&quot;A {&quot;; [.D23]; &quot;} trait that is a {quality of} a {whole plant} that does not have any &quot;; SUBSTITUTE(SUBSTITUTE([.E23]; &quot;'&quot;; &quot;&quot;); &quot;leaf&quot;; &quot;leaves&quot;); &quot; {$&quot;; [.E23]; &quot;}.&quot;)" office:value-type="string" office:string-value="A {'mature true leaf presence'} trait that is a {quality of} a {whole plant} that does not have any mature true leaves {$'mature true leaf'}." calcext:value-type="string">
            <text:p>A {'mature true leaf presence'} trait that is a {quality of} a {whole plant} that does not have any mature true leaves {$'mature true leaf'}.</text:p>
          </table:table-cell>
          <table:table-cell table:style-name="ce5" table:formula="of:=CONCATENATE([.D23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mature true leaf presence' AND 'has quality measurement' SOME (&#10;    'measurement datum' AND (&#10;        ('upper count' VALUE 0) OR ('upper percent' VALUE 0.0f)&#10;    )&#10;)" calcext:value-type="string">
            <text:p>'mature tru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23]; &quot;absent&quot;; &quot;present&quot;)" office:value-type="string" office:string-value="'mature true leaves present'" calcext:value-type="string">
            <text:p>'mature true leaves present'</text:p>
          </table:table-cell>
          <table:table-cell table:style-name="ce5" table:formula="of:=CONCATENATE(&quot;'plant structure presence' AND 'quality of' SOME (&quot;; CHAR(10); &quot;    'whole plant' AND NOT ('has part' SOME &quot;; [.E23]; &quot;)&quot;; CHAR(10); &quot;)&quot;)" office:value-type="string" office:string-value="'plant structure presence' AND 'quality of' SOME (&#10;    'whole plant' AND NOT ('has part' SOME 'mature true leaf')&#10;)" calcext:value-type="string">
            <text:p>'plant structure presence' AND 'quality of' SOME (</text:p>
            <text:p>    'whole plant' AND NOT ('has part' SOME 'mature true leaf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0</text:p>
          </table:table-cell>
          <table:table-cell table:formula="of:=SUBSTITUTE([.D24]; &quot;leaf presence&quot;; &quot;leaves absent&quot;)" office:value-type="string" office:string-value="'expanding unfolded true leaves absent'" calcext:value-type="string">
            <text:p>'expanding unfolded true leaves absent'</text:p>
          </table:table-cell>
          <table:table-cell office:value-type="string" calcext:value-type="string">
            <text:p>'expanding unfolded true leaf presence'</text:p>
          </table:table-cell>
          <table:table-cell table:style-name="ce3" office:value-type="string" calcext:value-type="string">
            <text:p>'expanding unfolded true leaf'</text:p>
          </table:table-cell>
          <table:table-cell table:style-name="ce8" table:formula="of:=CONCATENATE(&quot;An {&quot;; [.D24]; &quot;} trait that is a {quality of} a {whole plant} that does not have any &quot;; SUBSTITUTE(SUBSTITUTE([.E24]; &quot;'&quot;; &quot;&quot;); &quot;leaf&quot;; &quot;leaves&quot;); &quot; {$&quot;; [.E24]; &quot;}.&quot;)" office:value-type="string" office:string-value="An {'expanding unfolded true leaf presence'} trait that is a {quality of} a {whole plant} that does not have any expanding unfolded true leaves {$'expanding unfolded true leaf'}." calcext:value-type="string">
            <text:p>An {'expanding unfolded true leaf presence'} trait that is a {quality of} a {whole plant} that does not have any expanding unfolded true leaves {$'expanding unfolded true leaf'}.</text:p>
          </table:table-cell>
          <table:table-cell table:style-name="ce5" table:formula="of:=CONCATENATE([.D24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expanding unfolded true leaf presence' AND 'has quality measurement' SOME (&#10;    'measurement datum' AND (&#10;        ('upper count' VALUE 0) OR ('upper percent' VALUE 0.0f)&#10;    )&#10;)" calcext:value-type="string">
            <text:p>'expanding unfolded tru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24]; &quot;absent&quot;; &quot;present&quot;)" office:value-type="string" office:string-value="'expanding unfolded true leaves present'" calcext:value-type="string">
            <text:p>'expanding unfolded true leaves present'</text:p>
          </table:table-cell>
          <table:table-cell table:style-name="ce5" table:formula="of:=CONCATENATE(&quot;'plant structure presence' AND 'quality of' SOME (&quot;; CHAR(10); &quot;    'whole plant' AND NOT ('has part' SOME &quot;; [.E24]; &quot;)&quot;; CHAR(10); &quot;)&quot;)" office:value-type="string" office:string-value="'plant structure presence' AND 'quality of' SOME (&#10;    'whole plant' AND NOT ('has part' SOME 'expanding unfolded true leaf')&#10;)" calcext:value-type="string">
            <text:p>'plant structure presence' AND 'quality of' SOME (</text:p>
            <text:p>    'whole plant' AND NOT ('has part' SOME 'expanding unfolded true leaf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1</text:p>
          </table:table-cell>
          <table:table-cell table:formula="of:=SUBSTITUTE([.D25]; &quot;leaf presence&quot;; &quot;leaves absent&quot;)" office:value-type="string" office:string-value="'expanded immature true leaves absent'" calcext:value-type="string">
            <text:p>'expanded immature true leaves absent'</text:p>
          </table:table-cell>
          <table:table-cell office:value-type="string" calcext:value-type="string">
            <text:p>'expanded immature true leaf presence'</text:p>
          </table:table-cell>
          <table:table-cell table:style-name="ce3" office:value-type="string" calcext:value-type="string">
            <text:p>'expanded immature true leaf'</text:p>
          </table:table-cell>
          <table:table-cell table:style-name="ce8" table:formula="of:=CONCATENATE(&quot;An {&quot;; [.D25]; &quot;} trait that is a {quality of} a {whole plant} that does not have any &quot;; SUBSTITUTE(SUBSTITUTE([.E25]; &quot;'&quot;; &quot;&quot;); &quot;leaf&quot;; &quot;leaves&quot;); &quot; {$&quot;; [.E25]; &quot;}.&quot;)" office:value-type="string" office:string-value="An {'expanded immature true leaf presence'} trait that is a {quality of} a {whole plant} that does not have any expanded immature true leaves {$'expanded immature true leaf'}." calcext:value-type="string">
            <text:p>An {'expanded immature true leaf presence'} trait that is a {quality of} a {whole plant} that does not have any expanded immature true leaves {$'expanded immature true leaf'}.</text:p>
          </table:table-cell>
          <table:table-cell table:style-name="ce5" table:formula="of:=CONCATENATE([.D25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expanded immature true leaf presence' AND 'has quality measurement' SOME (&#10;    'measurement datum' AND (&#10;        ('upper count' VALUE 0) OR ('upper percent' VALUE 0.0f)&#10;    )&#10;)" calcext:value-type="string">
            <text:p>'expanded immature tru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25]; &quot;absent&quot;; &quot;present&quot;)" office:value-type="string" office:string-value="'expanded immature true leaves present'" calcext:value-type="string">
            <text:p>'expanded immature true leaves present'</text:p>
          </table:table-cell>
          <table:table-cell table:style-name="ce5" table:formula="of:=CONCATENATE(&quot;'plant structure presence' AND 'quality of' SOME (&quot;; CHAR(10); &quot;    'whole plant' AND NOT ('has part' SOME &quot;; [.E25]; &quot;)&quot;; CHAR(10); &quot;)&quot;)" office:value-type="string" office:string-value="'plant structure presence' AND 'quality of' SOME (&#10;    'whole plant' AND NOT ('has part' SOME 'expanded immature true leaf')&#10;)" calcext:value-type="string">
            <text:p>'plant structure presence' AND 'quality of' SOME (</text:p>
            <text:p>    'whole plant' AND NOT ('has part' SOME 'expanded immature true leaf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2</text:p>
          </table:table-cell>
          <table:table-cell table:formula="of:=SUBSTITUTE([.D26]; &quot;leaf presence&quot;; &quot;leaves absent&quot;)" office:value-type="string" office:string-value="'expanding true leaves absent'" calcext:value-type="string">
            <text:p>'expanding true leaves absent'</text:p>
          </table:table-cell>
          <table:table-cell office:value-type="string" calcext:value-type="string">
            <text:p>'expanding true leaf presence'</text:p>
          </table:table-cell>
          <table:table-cell table:style-name="ce3" office:value-type="string" calcext:value-type="string">
            <text:p>'expanding true leaf'</text:p>
          </table:table-cell>
          <table:table-cell table:style-name="ce8" table:formula="of:=CONCATENATE(&quot;An {&quot;; [.D26]; &quot;} trait that is a {quality of} a {whole plant} that does not have any &quot;; SUBSTITUTE(SUBSTITUTE([.E26]; &quot;'&quot;; &quot;&quot;); &quot;leaf&quot;; &quot;leaves&quot;); &quot; {$&quot;; [.E26]; &quot;}.&quot;)" office:value-type="string" office:string-value="An {'expanding true leaf presence'} trait that is a {quality of} a {whole plant} that does not have any expanding true leaves {$'expanding true leaf'}." calcext:value-type="string">
            <text:p>An {'expanding true leaf presence'} trait that is a {quality of} a {whole plant} that does not have any expanding true leaves {$'expanding true leaf'}.</text:p>
          </table:table-cell>
          <table:table-cell table:style-name="ce5" table:formula="of:=CONCATENATE([.D26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expanding true leaf presence' AND 'has quality measurement' SOME (&#10;    'measurement datum' AND (&#10;        ('upper count' VALUE 0) OR ('upper percent' VALUE 0.0f)&#10;    )&#10;)" calcext:value-type="string">
            <text:p>'expanding true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26]; &quot;absent&quot;; &quot;present&quot;)" office:value-type="string" office:string-value="'expanding true leaves present'" calcext:value-type="string">
            <text:p>'expanding true leaves present'</text:p>
          </table:table-cell>
          <table:table-cell table:style-name="ce5" table:formula="of:=CONCATENATE(&quot;'plant structure presence' AND 'quality of' SOME (&quot;; CHAR(10); &quot;    'whole plant' AND NOT ('has part' SOME &quot;; [.E26]; &quot;)&quot;; CHAR(10); &quot;)&quot;)" office:value-type="string" office:string-value="'plant structure presence' AND 'quality of' SOME (&#10;    'whole plant' AND NOT ('has part' SOME 'expanding true leaf')&#10;)" calcext:value-type="string">
            <text:p>'plant structure presence' AND 'quality of' SOME (</text:p>
            <text:p>    'whole plant' AND NOT ('has part' SOME 'expanding true leaf')</text:p>
            <text:p>)</text:p>
          </table:table-cell>
          <table:table-cell table:number-columns-repeated="3"/>
        </table:table-row>
        <table:table-row table:style-name="ro3">
          <table:table-cell/>
          <table:table-cell table:style-name="Default"/>
          <table:table-cell table:number-columns-repeated="3"/>
          <table:table-cell table:style-name="ce5" table:number-columns-repeated="4"/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3</text:p>
          </table:table-cell>
          <table:table-cell table:formula="of:=SUBSTITUTE([.D28]; &quot; presence&quot;; &quot;s absent&quot;)" office:value-type="string" office:string-value="'reproductive structures absent'" calcext:value-type="string">
            <text:p>'reproductive structures absent'</text:p>
          </table:table-cell>
          <table:table-cell table:formula="of:=SUBSTITUTE([.E28]; &quot;'&quot;; &quot; presence'&quot;; 2)" office:value-type="string" office:string-value="'reproductive structure presence'" calcext:value-type="string">
            <text:p>'reproductive structure presence'</text:p>
          </table:table-cell>
          <table:table-cell office:value-type="string" calcext:value-type="string">
            <text:p>'reproductive structure'</text:p>
          </table:table-cell>
          <table:table-cell table:style-name="ce8" table:formula="of:=CONCATENATE(&quot;A {&quot;; [.D28]; &quot;} trait that is a {quality of} a {whole plant} that does not have any &quot;; SUBSTITUTE(SUBSTITUTE([.E28]; &quot;'&quot;; &quot;s&quot;; 2); &quot;'&quot;; &quot;&quot;); &quot; {$&quot;; [.E28]; &quot;}.&quot;)" office:value-type="string" office:string-value="A {'reproductive structure presence'} trait that is a {quality of} a {whole plant} that does not have any reproductive structures {$'reproductive structure'}." calcext:value-type="string">
            <text:p>A {'reproductive structure presence'} trait that is a {quality of} a {whole plant} that does not have any reproductive structures {$'reproductive structure'}.</text:p>
          </table:table-cell>
          <table:table-cell table:style-name="ce8" table:formula="of:=CONCATENATE([.D28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eproductive structure presence' AND 'has quality measurement' SOME (&#10;    'measurement datum' AND (&#10;        ('upper count' VALUE 0) OR ('upper percent' VALUE 0.0f)&#10;    )&#10;)" calcext:value-type="string">
            <text:p>'reproductive structur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28]; &quot;absent&quot;; &quot;present&quot;)" office:value-type="string" office:string-value="'reproductive structures present'" calcext:value-type="string">
            <text:p>'reproductive structures present'</text:p>
          </table:table-cell>
          <table:table-cell table:style-name="ce5" table:formula="of:=CONCATENATE(&quot;'plant structure presence' AND 'quality of' SOME (&quot;; CHAR(10); &quot;    'whole plant' AND NOT ('has part' SOME &quot;; [.E28]; &quot;)&quot;; CHAR(10); &quot;)&quot;)" office:value-type="string" office:string-value="'plant structure presence' AND 'quality of' SOME (&#10;    'whole plant' AND NOT ('has part' SOME 'reproductive structure')&#10;)" calcext:value-type="string">
            <text:p>'plant structure presence' AND 'quality of' SOME (</text:p>
            <text:p>    'whole plant' AND NOT ('has part' SOME 'reproductive structure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4</text:p>
          </table:table-cell>
          <table:table-cell table:formula="of:=SUBSTITUTE([.D29]; &quot; presence&quot;; &quot;s absent&quot;)" office:value-type="string" office:string-value="'reproductive buds absent'" calcext:value-type="string">
            <text:p>'reproductive buds absent'</text:p>
          </table:table-cell>
          <table:table-cell table:formula="of:=CONCATENATE(&quot;'&quot;; SUBSTITUTE(SUBSTITUTE([.E29]; &quot;PO:&quot;; &quot;&quot;); &quot;'&quot;; &quot;&quot;); &quot; presence'&quot;)" office:value-type="string" office:string-value="'reproductive bud presence'" calcext:value-type="string">
            <text:p>'reproductive bud presence'</text:p>
          </table:table-cell>
          <table:table-cell table:style-name="ce3" office:value-type="string" calcext:value-type="string">
            <text:p>PO:'reproductive bud'</text:p>
          </table:table-cell>
          <table:table-cell table:style-name="ce8" table:formula="of:=CONCATENATE(&quot;A {&quot;; [.D29]; &quot;} trait that is a {quality of} a {whole plant} that does not have any &quot;; SUBSTITUTE(SUBSTITUTE([.E29]; &quot;'&quot;; &quot;s&quot;; 2); &quot;'&quot;; &quot;&quot;); &quot; {$&quot;; [.E29]; &quot;}.&quot;)" office:value-type="string" office:string-value="A {'reproductive bud presence'} trait that is a {quality of} a {whole plant} that does not have any PO:reproductive buds {$PO:'reproductive bud'}." calcext:value-type="string">
            <text:p>A {'reproductive bud presence'} trait that is a {quality of} a {whole plant} that does not have any PO:reproductive buds {$PO:'reproductive bud'}.</text:p>
          </table:table-cell>
          <table:table-cell table:style-name="ce8" table:formula="of:=CONCATENATE([.D29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eproductive bud presence' AND 'has quality measurement' SOME (&#10;    'measurement datum' AND (&#10;        ('upper count' VALUE 0) OR ('upper percent' VALUE 0.0f)&#10;    )&#10;)" calcext:value-type="string">
            <text:p>'reproductive bu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29]; &quot;absent&quot;; &quot;present&quot;)" office:value-type="string" office:string-value="'reproductive buds present'" calcext:value-type="string">
            <text:p>'reproductive buds present'</text:p>
          </table:table-cell>
          <table:table-cell table:style-name="ce5" table:formula="of:=CONCATENATE(&quot;'plant structure presence' AND 'quality of' SOME (&quot;; CHAR(10); &quot;    'whole plant' AND NOT ('has part' SOME &quot;; [.E29]; &quot;)&quot;; CHAR(10); &quot;)&quot;)" office:value-type="string" office:string-value="'plant structure presence' AND 'quality of' SOME (&#10;    'whole plant' AND NOT ('has part' SOME PO:'reproductive bud')&#10;)" calcext:value-type="string">
            <text:p>'plant structure presence' AND 'quality of' SOME (</text:p>
            <text:p>    'whole plant' AND NOT ('has part' SOME PO:'reproductive bud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5</text:p>
          </table:table-cell>
          <table:table-cell table:formula="of:=SUBSTITUTE([.D30]; &quot; presence&quot;; &quot;s absent&quot;)" office:value-type="string" office:string-value="'dormant reproductive buds absent'" calcext:value-type="string">
            <text:p>'dormant reproductive buds absent'</text:p>
          </table:table-cell>
          <table:table-cell table:formula="of:=SUBSTITUTE([.E30]; &quot;'&quot;; &quot; presence'&quot;; 2)" office:value-type="string" office:string-value="'dormant reproductive bud presence'" calcext:value-type="string">
            <text:p>'dormant reproductive bud presence'</text:p>
          </table:table-cell>
          <table:table-cell office:value-type="string" calcext:value-type="string">
            <text:p>'dormant reproductive bud'</text:p>
          </table:table-cell>
          <table:table-cell table:style-name="ce8" table:formula="of:=CONCATENATE(&quot;A {&quot;; [.D30]; &quot;} trait that is a {quality of} a {whole plant} that does not have any &quot;; SUBSTITUTE(SUBSTITUTE([.E30]; &quot;'&quot;; &quot;s&quot;; 2); &quot;'&quot;; &quot;&quot;); &quot; {$&quot;; [.E30]; &quot;}.&quot;)" office:value-type="string" office:string-value="A {'dormant reproductive bud presence'} trait that is a {quality of} a {whole plant} that does not have any dormant reproductive buds {$'dormant reproductive bud'}." calcext:value-type="string">
            <text:p>A {'dormant reproductive bud presence'} trait that is a {quality of} a {whole plant} that does not have any dormant reproductive buds {$'dormant reproductive bud'}.</text:p>
          </table:table-cell>
          <table:table-cell table:style-name="ce8" table:formula="of:=CONCATENATE([.D30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dormant reproductive bud presence' AND 'has quality measurement' SOME (&#10;    'measurement datum' AND (&#10;        ('upper count' VALUE 0) OR ('upper percent' VALUE 0.0f)&#10;    )&#10;)" calcext:value-type="string">
            <text:p>'dormant reproductive bu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30]; &quot;absent&quot;; &quot;present&quot;)" office:value-type="string" office:string-value="'dormant reproductive buds present'" calcext:value-type="string">
            <text:p>'dormant reproductive buds present'</text:p>
          </table:table-cell>
          <table:table-cell table:style-name="ce5" table:formula="of:=CONCATENATE(&quot;'plant structure presence' AND 'quality of' SOME (&quot;; CHAR(10); &quot;    'whole plant' AND NOT ('has part' SOME &quot;; [.E30]; &quot;)&quot;; CHAR(10); &quot;)&quot;)" office:value-type="string" office:string-value="'plant structure presence' AND 'quality of' SOME (&#10;    'whole plant' AND NOT ('has part' SOME 'dormant reproductive bud')&#10;)" calcext:value-type="string">
            <text:p>'plant structure presence' AND 'quality of' SOME (</text:p>
            <text:p>    'whole plant' AND NOT ('has part' SOME 'dormant reproductive bud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6</text:p>
          </table:table-cell>
          <table:table-cell table:formula="of:=SUBSTITUTE([.D31]; &quot; presence&quot;; &quot;s absent&quot;)" office:value-type="string" office:string-value="'non-dormant reproductive buds absent'" calcext:value-type="string">
            <text:p>'non-dormant reproductive buds absent'</text:p>
          </table:table-cell>
          <table:table-cell table:formula="of:=SUBSTITUTE([.E31]; &quot;'&quot;; &quot; presence'&quot;; 2)" office:value-type="string" office:string-value="'non-dormant reproductive bud presence'" calcext:value-type="string">
            <text:p>'non-dormant reproductive bud presence'</text:p>
          </table:table-cell>
          <table:table-cell office:value-type="string" calcext:value-type="string">
            <text:p>'non-dormant reproductive bud'</text:p>
          </table:table-cell>
          <table:table-cell table:style-name="ce8" table:formula="of:=CONCATENATE(&quot;A {&quot;; [.D31]; &quot;} trait that is a {quality of} a {whole plant} that does not have any &quot;; SUBSTITUTE(SUBSTITUTE([.E31]; &quot;'&quot;; &quot;s&quot;; 2); &quot;'&quot;; &quot;&quot;); &quot; {$&quot;; [.E31]; &quot;}.&quot;)" office:value-type="string" office:string-value="A {'non-dormant reproductive bud presence'} trait that is a {quality of} a {whole plant} that does not have any non-dormant reproductive buds {$'non-dormant reproductive bud'}." calcext:value-type="string">
            <text:p>A {'non-dormant reproductive bud presence'} trait that is a {quality of} a {whole plant} that does not have any non-dormant reproductive buds {$'non-dormant reproductive bud'}.</text:p>
          </table:table-cell>
          <table:table-cell table:style-name="ce8" table:formula="of:=CONCATENATE([.D31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non-dormant reproductive bud presence' AND 'has quality measurement' SOME (&#10;    'measurement datum' AND (&#10;        ('upper count' VALUE 0) OR ('upper percent' VALUE 0.0f)&#10;    )&#10;)" calcext:value-type="string">
            <text:p>'non-dormant reproductive bu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31]; &quot;absent&quot;; &quot;present&quot;)" office:value-type="string" office:string-value="'non-dormant reproductive buds present'" calcext:value-type="string">
            <text:p>'non-dormant reproductive buds present'</text:p>
          </table:table-cell>
          <table:table-cell table:style-name="ce5" table:formula="of:=CONCATENATE(&quot;'plant structure presence' AND 'quality of' SOME (&quot;; CHAR(10); &quot;    'whole plant' AND NOT ('has part' SOME &quot;; [.E31]; &quot;)&quot;; CHAR(10); &quot;)&quot;)" office:value-type="string" office:string-value="'plant structure presence' AND 'quality of' SOME (&#10;    'whole plant' AND NOT ('has part' SOME 'non-dormant reproductive bud')&#10;)" calcext:value-type="string">
            <text:p>'plant structure presence' AND 'quality of' SOME (</text:p>
            <text:p>    'whole plant' AND NOT ('has part' SOME 'non-dormant reproductive bud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7</text:p>
          </table:table-cell>
          <table:table-cell table:formula="of:=SUBSTITUTE([.D32]; &quot; presence&quot;; &quot;s absent&quot;)" office:value-type="string" office:string-value="'swelling reproductive buds absent'" calcext:value-type="string">
            <text:p>'swelling reproductive buds absent'</text:p>
          </table:table-cell>
          <table:table-cell table:formula="of:=SUBSTITUTE([.E32]; &quot;'&quot;; &quot; presence'&quot;; 2)" office:value-type="string" office:string-value="'swelling reproductive bud presence'" calcext:value-type="string">
            <text:p>'swelling reproductive bud presence'</text:p>
          </table:table-cell>
          <table:table-cell office:value-type="string" calcext:value-type="string">
            <text:p>'swelling reproductive bud'</text:p>
          </table:table-cell>
          <table:table-cell table:style-name="ce8" table:formula="of:=CONCATENATE(&quot;A {&quot;; [.D32]; &quot;} trait that is a {quality of} a {whole plant} that does not have any &quot;; SUBSTITUTE(SUBSTITUTE([.E32]; &quot;'&quot;; &quot;s&quot;; 2); &quot;'&quot;; &quot;&quot;); &quot; {$&quot;; [.E32]; &quot;}.&quot;)" office:value-type="string" office:string-value="A {'swelling reproductive bud presence'} trait that is a {quality of} a {whole plant} that does not have any swelling reproductive buds {$'swelling reproductive bud'}." calcext:value-type="string">
            <text:p>A {'swelling reproductive bud presence'} trait that is a {quality of} a {whole plant} that does not have any swelling reproductive buds {$'swelling reproductive bud'}.</text:p>
          </table:table-cell>
          <table:table-cell table:style-name="ce8" table:formula="of:=CONCATENATE([.D32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swelling reproductive bud presence' AND 'has quality measurement' SOME (&#10;    'measurement datum' AND (&#10;        ('upper count' VALUE 0) OR ('upper percent' VALUE 0.0f)&#10;    )&#10;)" calcext:value-type="string">
            <text:p>'swelling reproductive bu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32]; &quot;absent&quot;; &quot;present&quot;)" office:value-type="string" office:string-value="'swelling reproductive buds present'" calcext:value-type="string">
            <text:p>'swelling reproductive buds present'</text:p>
          </table:table-cell>
          <table:table-cell table:style-name="ce5" table:formula="of:=CONCATENATE(&quot;'plant structure presence' AND 'quality of' SOME (&quot;; CHAR(10); &quot;    'whole plant' AND NOT ('has part' SOME &quot;; [.E32]; &quot;)&quot;; CHAR(10); &quot;)&quot;)" office:value-type="string" office:string-value="'plant structure presence' AND 'quality of' SOME (&#10;    'whole plant' AND NOT ('has part' SOME 'swelling reproductive bud')&#10;)" calcext:value-type="string">
            <text:p>'plant structure presence' AND 'quality of' SOME (</text:p>
            <text:p>    'whole plant' AND NOT ('has part' SOME 'swelling reproductive bud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8</text:p>
          </table:table-cell>
          <table:table-cell table:formula="of:=SUBSTITUTE([.D33]; &quot; presence&quot;; &quot;s absent&quot;)" office:value-type="string" office:string-value="'breaking reproductive buds absent'" calcext:value-type="string">
            <text:p>'breaking reproductive buds absent'</text:p>
          </table:table-cell>
          <table:table-cell table:formula="of:=SUBSTITUTE([.E33]; &quot;'&quot;; &quot; presence'&quot;; 2)" office:value-type="string" office:string-value="'breaking reproductive bud presence'" calcext:value-type="string">
            <text:p>'breaking reproductive bud presence'</text:p>
          </table:table-cell>
          <table:table-cell office:value-type="string" calcext:value-type="string">
            <text:p>'breaking reproductive bud'</text:p>
          </table:table-cell>
          <table:table-cell table:style-name="ce8" table:formula="of:=CONCATENATE(&quot;A {&quot;; [.D33]; &quot;} trait that is a {quality of} a {whole plant} that does not have any &quot;; SUBSTITUTE(SUBSTITUTE([.E33]; &quot;'&quot;; &quot;s&quot;; 2); &quot;'&quot;; &quot;&quot;); &quot; {$&quot;; [.E33]; &quot;}.&quot;)" office:value-type="string" office:string-value="A {'breaking reproductive bud presence'} trait that is a {quality of} a {whole plant} that does not have any breaking reproductive buds {$'breaking reproductive bud'}." calcext:value-type="string">
            <text:p>A {'breaking reproductive bud presence'} trait that is a {quality of} a {whole plant} that does not have any breaking reproductive buds {$'breaking reproductive bud'}.</text:p>
          </table:table-cell>
          <table:table-cell table:style-name="ce8" table:formula="of:=CONCATENATE([.D33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breaking reproductive bud presence' AND 'has quality measurement' SOME (&#10;    'measurement datum' AND (&#10;        ('upper count' VALUE 0) OR ('upper percent' VALUE 0.0f)&#10;    )&#10;)" calcext:value-type="string">
            <text:p>'breaking reproductive bu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33]; &quot;absent&quot;; &quot;present&quot;)" office:value-type="string" office:string-value="'breaking reproductive buds present'" calcext:value-type="string">
            <text:p>'breaking reproductive buds present'</text:p>
          </table:table-cell>
          <table:table-cell table:style-name="ce5" table:formula="of:=CONCATENATE(&quot;'plant structure presence' AND 'quality of' SOME (&quot;; CHAR(10); &quot;    'whole plant' AND NOT ('has part' SOME &quot;; [.E33]; &quot;)&quot;; CHAR(10); &quot;)&quot;)" office:value-type="string" office:string-value="'plant structure presence' AND 'quality of' SOME (&#10;    'whole plant' AND NOT ('has part' SOME 'breaking reproductive bud')&#10;)" calcext:value-type="string">
            <text:p>'plant structure presence' AND 'quality of' SOME (</text:p>
            <text:p>    'whole plant' AND NOT ('has part' SOME 'breaking reproductive bud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29</text:p>
          </table:table-cell>
          <table:table-cell table:formula="of:=SUBSTITUTE([.D34]; &quot; presence&quot;; &quot;s absent&quot;)" office:value-type="string" office:string-value="'flower buds absent'" calcext:value-type="string">
            <text:p>'flower buds absent'</text:p>
          </table:table-cell>
          <table:table-cell table:formula="of:=CONCATENATE(&quot;'&quot;; SUBSTITUTE(SUBSTITUTE([.E34]; &quot;PO:&quot;; &quot;&quot;); &quot;'&quot;; &quot;&quot;); &quot; presence'&quot;)" office:value-type="string" office:string-value="'flower bud presence'" calcext:value-type="string">
            <text:p>'flower bud presence'</text:p>
          </table:table-cell>
          <table:table-cell table:style-name="ce3" office:value-type="string" calcext:value-type="string">
            <text:p>PO:'flower bud'</text:p>
          </table:table-cell>
          <table:table-cell table:style-name="ce8" table:formula="of:=CONCATENATE(&quot;A {&quot;; [.D34]; &quot;} trait that is a {quality of} a {whole plant} that does not have any &quot;; SUBSTITUTE(SUBSTITUTE([.E34]; &quot;'&quot;; &quot;s&quot;; 2); &quot;'&quot;; &quot;&quot;); &quot; {$&quot;; [.E34]; &quot;}.&quot;)" office:value-type="string" office:string-value="A {'flower bud presence'} trait that is a {quality of} a {whole plant} that does not have any PO:flower buds {$PO:'flower bud'}." calcext:value-type="string">
            <text:p>A {'flower bud presence'} trait that is a {quality of} a {whole plant} that does not have any PO:flower buds {$PO:'flower bud'}.</text:p>
          </table:table-cell>
          <table:table-cell table:style-name="ce8" table:formula="of:=CONCATENATE([.D34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lower bud presence' AND 'has quality measurement' SOME (&#10;    'measurement datum' AND (&#10;        ('upper count' VALUE 0) OR ('upper percent' VALUE 0.0f)&#10;    )&#10;)" calcext:value-type="string">
            <text:p>'flower bu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34]; &quot;absent&quot;; &quot;present&quot;)" office:value-type="string" office:string-value="'flower buds present'" calcext:value-type="string">
            <text:p>'flower buds present'</text:p>
          </table:table-cell>
          <table:table-cell table:style-name="ce5" table:formula="of:=CONCATENATE(&quot;'plant structure presence' AND 'quality of' SOME (&quot;; CHAR(10); &quot;    'whole plant' AND NOT ('has part' SOME &quot;; [.E34]; &quot;)&quot;; CHAR(10); &quot;)&quot;)" office:value-type="string" office:string-value="'plant structure presence' AND 'quality of' SOME (&#10;    'whole plant' AND NOT ('has part' SOME PO:'flower bud')&#10;)" calcext:value-type="string">
            <text:p>'plant structure presence' AND 'quality of' SOME (</text:p>
            <text:p>    'whole plant' AND NOT ('has part' SOME PO:'flower bud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0</text:p>
          </table:table-cell>
          <table:table-cell table:formula="of:=SUBSTITUTE([.D35]; &quot; presence&quot;; &quot;s absent&quot;)" office:value-type="string" office:string-value="'inflorescence buds absent'" calcext:value-type="string">
            <text:p>'inflorescence buds absent'</text:p>
          </table:table-cell>
          <table:table-cell table:formula="of:=CONCATENATE(&quot;'&quot;; SUBSTITUTE(SUBSTITUTE([.E35]; &quot;PO:&quot;; &quot;&quot;); &quot;'&quot;; &quot;&quot;); &quot; presence'&quot;)" office:value-type="string" office:string-value="'inflorescence bud presence'" calcext:value-type="string">
            <text:p>'inflorescence bud presence'</text:p>
          </table:table-cell>
          <table:table-cell table:style-name="ce3" office:value-type="string" calcext:value-type="string">
            <text:p>PO:'inflorescence bud'</text:p>
          </table:table-cell>
          <table:table-cell table:style-name="ce8" table:formula="of:=CONCATENATE(&quot;An {&quot;; [.D35]; &quot;} trait that is a {quality of} a {whole plant} that does not have any &quot;; SUBSTITUTE(SUBSTITUTE([.E35]; &quot;'&quot;; &quot;s&quot;; 2); &quot;'&quot;; &quot;&quot;); &quot; {$&quot;; [.E35]; &quot;}.&quot;)" office:value-type="string" office:string-value="An {'inflorescence bud presence'} trait that is a {quality of} a {whole plant} that does not have any PO:inflorescence buds {$PO:'inflorescence bud'}." calcext:value-type="string">
            <text:p>An {'inflorescence bud presence'} trait that is a {quality of} a {whole plant} that does not have any PO:inflorescence buds {$PO:'inflorescence bud'}.</text:p>
          </table:table-cell>
          <table:table-cell table:style-name="ce8" table:formula="of:=CONCATENATE([.D35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inflorescence bud presence' AND 'has quality measurement' SOME (&#10;    'measurement datum' AND (&#10;        ('upper count' VALUE 0) OR ('upper percent' VALUE 0.0f)&#10;    )&#10;)" calcext:value-type="string">
            <text:p>'inflorescence bu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35]; &quot;absent&quot;; &quot;present&quot;)" office:value-type="string" office:string-value="'inflorescence buds present'" calcext:value-type="string">
            <text:p>'inflorescence buds present'</text:p>
          </table:table-cell>
          <table:table-cell table:style-name="ce5" table:formula="of:=CONCATENATE(&quot;'plant structure presence' AND 'quality of' SOME (&quot;; CHAR(10); &quot;    'whole plant' AND NOT ('has part' SOME &quot;; [.E35]; &quot;)&quot;; CHAR(10); &quot;)&quot;)" office:value-type="string" office:string-value="'plant structure presence' AND 'quality of' SOME (&#10;    'whole plant' AND NOT ('has part' SOME PO:'inflorescence bud')&#10;)" calcext:value-type="string">
            <text:p>'plant structure presence' AND 'quality of' SOME (</text:p>
            <text:p>    'whole plant' AND NOT ('has part' SOME PO:'inflorescence bud')</text:p>
            <text:p>)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31</text:p>
          </table:table-cell>
          <table:table-cell office:value-type="string" calcext:value-type="string">
            <text:p>'non-dormant reproductive buds or fresh flowers absent'</text:p>
          </table:table-cell>
          <table:table-cell table:formula="of:=SUBSTITUTE([.E36]; &quot;'&quot;; &quot; presence'&quot;; 2)" office:value-type="string" office:string-value="'non-dormant reproductive bud or fresh flower presence'" calcext:value-type="string">
            <text:p>'non-dormant reproductive bud or fresh flower presence'</text:p>
          </table:table-cell>
          <table:table-cell office:value-type="string" calcext:value-type="string">
            <text:p>'non-dormant reproductive bud or fresh flower'</text:p>
          </table:table-cell>
          <table:table-cell table:style-name="ce8" table:formula="of:=CONCATENATE(&quot;A {&quot;; [.D36]; &quot;} trait that is a {quality of} a {whole plant} that does not have any &quot;; SUBSTITUTE(SUBSTITUTE([.E36]; &quot;'&quot;; &quot;s&quot;; 2); &quot;'&quot;; &quot;&quot;); &quot; {$&quot;; [.E36]; &quot;}.&quot;)" office:value-type="string" office:string-value="A {'non-dormant reproductive bud or fresh flower presence'} trait that is a {quality of} a {whole plant} that does not have any non-dormant reproductive bud or fresh flowers {$'non-dormant reproductive bud or fresh flower'}." calcext:value-type="string">
            <text:p>A {'non-dormant reproductive bud or fresh flower presence'} trait that is a {quality of} a {whole plant} that does not have any non-dormant reproductive bud or fresh flowers {$'non-dormant reproductive bud or fresh flower'}.</text:p>
          </table:table-cell>
          <table:table-cell table:style-name="ce8" table:formula="of:=CONCATENATE([.D36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non-dormant reproductive bud or fresh flower presence' AND 'has quality measurement' SOME (&#10;    'measurement datum' AND (&#10;        ('upper count' VALUE 0) OR ('upper percent' VALUE 0.0f)&#10;    )&#10;)" calcext:value-type="string">
            <text:p>'non-dormant reproductive bud or fresh flower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36]; &quot;absent&quot;; &quot;present&quot;)" office:value-type="string" office:string-value="'non-dormant reproductive buds or fresh flowers present'" calcext:value-type="string">
            <text:p>'non-dormant reproductive buds or fresh flowers present'</text:p>
          </table:table-cell>
          <table:table-cell table:style-name="ce5" table:formula="of:=CONCATENATE(&quot;'plant structure presence' AND 'quality of' SOME (&quot;; CHAR(10); &quot;    'whole plant' AND NOT ('has part' SOME &quot;; [.E36]; &quot;)&quot;; CHAR(10); &quot;)&quot;)" office:value-type="string" office:string-value="'plant structure presence' AND 'quality of' SOME (&#10;    'whole plant' AND NOT ('has part' SOME 'non-dormant reproductive bud or fresh flower')&#10;)" calcext:value-type="string">
            <text:p>'plant structure presence' AND 'quality of' SOME (</text:p>
            <text:p>    'whole plant' AND NOT ('has part' SOME 'non-dormant reproductive bud or fresh flower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2</text:p>
          </table:table-cell>
          <table:table-cell table:formula="of:=SUBSTITUTE([.D37]; &quot; presence&quot;; &quot;s absent&quot;)" office:value-type="string" office:string-value="'flowers absent'" calcext:value-type="string">
            <text:p>'flowers absent'</text:p>
          </table:table-cell>
          <table:table-cell table:formula="of:=CONCATENATE(&quot;'&quot;; SUBSTITUTE(SUBSTITUTE([.E37]; &quot;PO:&quot;; &quot;&quot;); &quot;'&quot;; &quot;&quot;); &quot; presence'&quot;)" office:value-type="string" office:string-value="'flower presence'" calcext:value-type="string">
            <text:p>'flower presence'</text:p>
          </table:table-cell>
          <table:table-cell table:style-name="ce3" office:value-type="string" calcext:value-type="string">
            <text:p>PO:'flower'</text:p>
          </table:table-cell>
          <table:table-cell table:style-name="ce8" table:formula="of:=CONCATENATE(&quot;A {&quot;; [.D37]; &quot;} trait that is a {quality of} a {whole plant} that does not have any &quot;; SUBSTITUTE(SUBSTITUTE([.E37]; &quot;'&quot;; &quot;s&quot;; 2); &quot;'&quot;; &quot;&quot;); &quot; {$&quot;; [.E37]; &quot;}.&quot;)" office:value-type="string" office:string-value="A {'flower presence'} trait that is a {quality of} a {whole plant} that does not have any PO:flowers {$PO:'flower'}." calcext:value-type="string">
            <text:p>A {'flower presence'} trait that is a {quality of} a {whole plant} that does not have any PO:flowers {$PO:'flower'}.</text:p>
          </table:table-cell>
          <table:table-cell table:style-name="ce8" table:formula="of:=CONCATENATE([.D37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lower presence' AND 'has quality measurement' SOME (&#10;    'measurement datum' AND (&#10;        ('upper count' VALUE 0) OR ('upper percent' VALUE 0.0f)&#10;    )&#10;)" calcext:value-type="string">
            <text:p>'flower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37]; &quot;absent&quot;; &quot;present&quot;)" office:value-type="string" office:string-value="'flowers present'" calcext:value-type="string">
            <text:p>'flowers present'</text:p>
          </table:table-cell>
          <table:table-cell table:style-name="ce5" table:formula="of:=CONCATENATE(&quot;'plant structure presence' AND 'quality of' SOME (&quot;; CHAR(10); &quot;    'whole plant' AND NOT ('has part' SOME &quot;; [.E37]; &quot;)&quot;; CHAR(10); &quot;)&quot;)" office:value-type="string" office:string-value="'plant structure presence' AND 'quality of' SOME (&#10;    'whole plant' AND NOT ('has part' SOME PO:'flower')&#10;)" calcext:value-type="string">
            <text:p>'plant structure presence' AND 'quality of' SOME (</text:p>
            <text:p>    'whole plant' AND NOT ('has part' SOME PO:'flower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3</text:p>
          </table:table-cell>
          <table:table-cell table:formula="of:=SUBSTITUTE([.D38]; &quot; presence&quot;; &quot;s absent&quot;)" office:value-type="string" office:string-value="'fresh flowers absent'" calcext:value-type="string">
            <text:p>'fresh flowers absent'</text:p>
          </table:table-cell>
          <table:table-cell table:formula="of:=SUBSTITUTE([.E38]; &quot;'&quot;; &quot; presence'&quot;; 2)" office:value-type="string" office:string-value="'fresh flower presence'" calcext:value-type="string">
            <text:p>'fresh flower presence'</text:p>
          </table:table-cell>
          <table:table-cell office:value-type="string" calcext:value-type="string">
            <text:p>'fresh flower'</text:p>
          </table:table-cell>
          <table:table-cell table:style-name="ce8" table:formula="of:=CONCATENATE(&quot;A {&quot;; [.D38]; &quot;} trait that is a {quality of} a {whole plant} that does not have any &quot;; SUBSTITUTE(SUBSTITUTE([.E38]; &quot;'&quot;; &quot;s&quot;; 2); &quot;'&quot;; &quot;&quot;); &quot; {$&quot;; [.E38]; &quot;}.&quot;)" office:value-type="string" office:string-value="A {'fresh flower presence'} trait that is a {quality of} a {whole plant} that does not have any fresh flowers {$'fresh flower'}." calcext:value-type="string">
            <text:p>A {'fresh flower presence'} trait that is a {quality of} a {whole plant} that does not have any fresh flowers {$'fresh flower'}.</text:p>
          </table:table-cell>
          <table:table-cell table:style-name="ce8" table:formula="of:=CONCATENATE([.D38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resh flower presence' AND 'has quality measurement' SOME (&#10;    'measurement datum' AND (&#10;        ('upper count' VALUE 0) OR ('upper percent' VALUE 0.0f)&#10;    )&#10;)" calcext:value-type="string">
            <text:p>'fresh flower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38]; &quot;absent&quot;; &quot;present&quot;)" office:value-type="string" office:string-value="'fresh flowers present'" calcext:value-type="string">
            <text:p>'fresh flowers present'</text:p>
          </table:table-cell>
          <table:table-cell table:style-name="ce5" table:formula="of:=CONCATENATE(&quot;'plant structure presence' AND 'quality of' SOME (&quot;; CHAR(10); &quot;    'whole plant' AND NOT ('has part' SOME &quot;; [.E38]; &quot;)&quot;; CHAR(10); &quot;)&quot;)" office:value-type="string" office:string-value="'plant structure presence' AND 'quality of' SOME (&#10;    'whole plant' AND NOT ('has part' SOME 'fresh flower')&#10;)" calcext:value-type="string">
            <text:p>'plant structure presence' AND 'quality of' SOME (</text:p>
            <text:p>    'whole plant' AND NOT ('has part' SOME 'fresh flower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4</text:p>
          </table:table-cell>
          <table:table-cell table:formula="of:=SUBSTITUTE([.D39]; &quot; presence&quot;; &quot;s absent&quot;)" office:value-type="string" office:string-value="'flower heads absent'" calcext:value-type="string">
            <text:p>'flower heads absent'</text:p>
          </table:table-cell>
          <table:table-cell office:value-type="string" calcext:value-type="string">
            <text:p>'flower head presence'</text:p>
          </table:table-cell>
          <table:table-cell table:style-name="ce3" office:value-type="string" calcext:value-type="string">
            <text:p>PO:'inflorescence'</text:p>
          </table:table-cell>
          <table:table-cell table:style-name="ce8" table:formula="of:=CONCATENATE(&quot;A {&quot;; [.D39]; &quot;} trait that is a {quality of} a {whole plant} that does not have any &quot;; SUBSTITUTE(SUBSTITUTE([.E39]; &quot;'&quot;; &quot;s&quot;; 2); &quot;'&quot;; &quot;&quot;); &quot; {$&quot;; [.E39]; &quot;}.&quot;)" office:value-type="string" office:string-value="A {'flower head presence'} trait that is a {quality of} a {whole plant} that does not have any PO:inflorescences {$PO:'inflorescence'}." calcext:value-type="string">
            <text:p>A {'flower head presence'} trait that is a {quality of} a {whole plant} that does not have any PO:inflorescences {$PO:'inflorescence'}.</text:p>
          </table:table-cell>
          <table:table-cell table:style-name="ce8" table:formula="of:=CONCATENATE([.D39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lower head presence' AND 'has quality measurement' SOME (&#10;    'measurement datum' AND (&#10;        ('upper count' VALUE 0) OR ('upper percent' VALUE 0.0f)&#10;    )&#10;)" calcext:value-type="string">
            <text:p>'flower hea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39]; &quot;absent&quot;; &quot;present&quot;)" office:value-type="string" office:string-value="'flower heads present'" calcext:value-type="string">
            <text:p>'flower heads present'</text:p>
          </table:table-cell>
          <table:table-cell table:style-name="ce5" table:formula="of:=CONCATENATE(&quot;'plant structure presence' AND 'quality of' SOME (&quot;; CHAR(10); &quot;    'whole plant' AND NOT ('has part' SOME &quot;; [.E39]; &quot;)&quot;; CHAR(10); &quot;)&quot;)" office:value-type="string" office:string-value="'plant structure presence' AND 'quality of' SOME (&#10;    'whole plant' AND NOT ('has part' SOME PO:'inflorescence')&#10;)" calcext:value-type="string">
            <text:p>'plant structure presence' AND 'quality of' SOME (</text:p>
            <text:p>    'whole plant' AND NOT ('has part' SOME PO:'inflorescence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5</text:p>
          </table:table-cell>
          <table:table-cell table:formula="of:=SUBSTITUTE([.D40]; &quot; presence&quot;; &quot;s absent&quot;)" office:value-type="string" office:string-value="'fresh flower heads absent'" calcext:value-type="string">
            <text:p>'fresh flower heads absent'</text:p>
          </table:table-cell>
          <table:table-cell table:formula="of:=SUBSTITUTE([.E40]; &quot;'&quot;; &quot; presence'&quot;; 2)" office:value-type="string" office:string-value="'fresh flower head presence'" calcext:value-type="string">
            <text:p>'fresh flower head presence'</text:p>
          </table:table-cell>
          <table:table-cell office:value-type="string" calcext:value-type="string">
            <text:p>'fresh flower head'</text:p>
          </table:table-cell>
          <table:table-cell table:style-name="ce8" table:formula="of:=CONCATENATE(&quot;A {&quot;; [.D40]; &quot;} trait that is a {quality of} a {whole plant} that does not have any &quot;; SUBSTITUTE(SUBSTITUTE([.E40]; &quot;'&quot;; &quot;s&quot;; 2); &quot;'&quot;; &quot;&quot;); &quot; {$&quot;; [.E40]; &quot;}.&quot;)" office:value-type="string" office:string-value="A {'fresh flower head presence'} trait that is a {quality of} a {whole plant} that does not have any fresh flower heads {$'fresh flower head'}." calcext:value-type="string">
            <text:p>A {'fresh flower head presence'} trait that is a {quality of} a {whole plant} that does not have any fresh flower heads {$'fresh flower head'}.</text:p>
          </table:table-cell>
          <table:table-cell table:style-name="ce8" table:formula="of:=CONCATENATE([.D40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resh flower head presence' AND 'has quality measurement' SOME (&#10;    'measurement datum' AND (&#10;        ('upper count' VALUE 0) OR ('upper percent' VALUE 0.0f)&#10;    )&#10;)" calcext:value-type="string">
            <text:p>'fresh flower hea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40]; &quot;absent&quot;; &quot;present&quot;)" office:value-type="string" office:string-value="'fresh flower heads present'" calcext:value-type="string">
            <text:p>'fresh flower heads present'</text:p>
          </table:table-cell>
          <table:table-cell table:style-name="ce5" table:formula="of:=CONCATENATE(&quot;'plant structure presence' AND 'quality of' SOME (&quot;; CHAR(10); &quot;    'whole plant' AND NOT ('has part' SOME &quot;; [.E40]; &quot;)&quot;; CHAR(10); &quot;)&quot;)" office:value-type="string" office:string-value="'plant structure presence' AND 'quality of' SOME (&#10;    'whole plant' AND NOT ('has part' SOME 'fresh flower head')&#10;)" calcext:value-type="string">
            <text:p>'plant structure presence' AND 'quality of' SOME (</text:p>
            <text:p>    'whole plant' AND NOT ('has part' SOME 'fresh flower head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6</text:p>
          </table:table-cell>
          <table:table-cell table:formula="of:=SUBSTITUTE([.D41]; &quot; presence&quot;; &quot;s absent&quot;)" office:value-type="string" office:string-value="'unopened flowers absent'" calcext:value-type="string">
            <text:p>'unopened flowers absent'</text:p>
          </table:table-cell>
          <table:table-cell table:formula="of:=SUBSTITUTE([.E41]; &quot;'&quot;; &quot; presence'&quot;; 2)" office:value-type="string" office:string-value="'unopened flower presence'" calcext:value-type="string">
            <text:p>'unopened flower presence'</text:p>
          </table:table-cell>
          <table:table-cell office:value-type="string" calcext:value-type="string">
            <text:p>'unopened flower'</text:p>
          </table:table-cell>
          <table:table-cell table:style-name="ce8" table:formula="of:=CONCATENATE(&quot;An {&quot;; [.D41]; &quot;} trait that is a {quality of} a {whole plant} that does not have any &quot;; SUBSTITUTE(SUBSTITUTE([.E41]; &quot;'&quot;; &quot;s&quot;; 2); &quot;'&quot;; &quot;&quot;); &quot; {$&quot;; [.E41]; &quot;}.&quot;)" office:value-type="string" office:string-value="An {'unopened flower presence'} trait that is a {quality of} a {whole plant} that does not have any unopened flowers {$'unopened flower'}." calcext:value-type="string">
            <text:p>An {'unopened flower presence'} trait that is a {quality of} a {whole plant} that does not have any unopened flowers {$'unopened flower'}.</text:p>
          </table:table-cell>
          <table:table-cell table:style-name="ce8" table:formula="of:=CONCATENATE([.D41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unopened flower presence' AND 'has quality measurement' SOME (&#10;    'measurement datum' AND (&#10;        ('upper count' VALUE 0) OR ('upper percent' VALUE 0.0f)&#10;    )&#10;)" calcext:value-type="string">
            <text:p>'unopened flower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41]; &quot;absent&quot;; &quot;present&quot;)" office:value-type="string" office:string-value="'unopened flowers present'" calcext:value-type="string">
            <text:p>'unopened flowers present'</text:p>
          </table:table-cell>
          <table:table-cell table:style-name="ce5" table:formula="of:=CONCATENATE(&quot;'plant structure presence' AND 'quality of' SOME (&quot;; CHAR(10); &quot;    'whole plant' AND NOT ('has part' SOME &quot;; [.E41]; &quot;)&quot;; CHAR(10); &quot;)&quot;)" office:value-type="string" office:string-value="'plant structure presence' AND 'quality of' SOME (&#10;    'whole plant' AND NOT ('has part' SOME 'unopened flower')&#10;)" calcext:value-type="string">
            <text:p>'plant structure presence' AND 'quality of' SOME (</text:p>
            <text:p>    'whole plant' AND NOT ('has part' SOME 'unopened flower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7</text:p>
          </table:table-cell>
          <table:table-cell table:formula="of:=SUBSTITUTE([.D42]; &quot; presence&quot;; &quot;s absent&quot;)" office:value-type="string" office:string-value="'open flowers absent'" calcext:value-type="string">
            <text:p>'open flowers absent'</text:p>
          </table:table-cell>
          <table:table-cell table:formula="of:=SUBSTITUTE([.E42]; &quot;'&quot;; &quot; presence'&quot;; 2)" office:value-type="string" office:string-value="'open flower presence'" calcext:value-type="string">
            <text:p>'open flower presence'</text:p>
          </table:table-cell>
          <table:table-cell office:value-type="string" calcext:value-type="string">
            <text:p>'open flower'</text:p>
          </table:table-cell>
          <table:table-cell table:style-name="ce8" table:formula="of:=CONCATENATE(&quot;An {&quot;; [.D42]; &quot;} trait that is a {quality of} a {whole plant} that does not have any &quot;; SUBSTITUTE(SUBSTITUTE([.E42]; &quot;'&quot;; &quot;s&quot;; 2); &quot;'&quot;; &quot;&quot;); &quot; {$&quot;; [.E42]; &quot;}.&quot;)" office:value-type="string" office:string-value="An {'open flower presence'} trait that is a {quality of} a {whole plant} that does not have any open flowers {$'open flower'}." calcext:value-type="string">
            <text:p>An {'open flower presence'} trait that is a {quality of} a {whole plant} that does not have any open flowers {$'open flower'}.</text:p>
          </table:table-cell>
          <table:table-cell table:style-name="ce8" table:formula="of:=CONCATENATE([.D42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open flower presence' AND 'has quality measurement' SOME (&#10;    'measurement datum' AND (&#10;        ('upper count' VALUE 0) OR ('upper percent' VALUE 0.0f)&#10;    )&#10;)" calcext:value-type="string">
            <text:p>'open flower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42]; &quot;absent&quot;; &quot;present&quot;)" office:value-type="string" office:string-value="'open flowers present'" calcext:value-type="string">
            <text:p>'open flowers present'</text:p>
          </table:table-cell>
          <table:table-cell table:style-name="ce5" table:formula="of:=CONCATENATE(&quot;'plant structure presence' AND 'quality of' SOME (&quot;; CHAR(10); &quot;    'whole plant' AND NOT ('has part' SOME &quot;; [.E42]; &quot;)&quot;; CHAR(10); &quot;)&quot;)" office:value-type="string" office:string-value="'plant structure presence' AND 'quality of' SOME (&#10;    'whole plant' AND NOT ('has part' SOME 'open flower')&#10;)" calcext:value-type="string">
            <text:p>'plant structure presence' AND 'quality of' SOME (</text:p>
            <text:p>    'whole plant' AND NOT ('has part' SOME 'open flower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8</text:p>
          </table:table-cell>
          <table:table-cell table:formula="of:=SUBSTITUTE([.D43]; &quot; presence&quot;; &quot;s absent&quot;)" office:value-type="string" office:string-value="'pollen-releasing flowers absent'" calcext:value-type="string">
            <text:p>'pollen-releasing flowers absent'</text:p>
          </table:table-cell>
          <table:table-cell table:formula="of:=SUBSTITUTE([.E43]; &quot;'&quot;; &quot; presence'&quot;; 2)" office:value-type="string" office:string-value="'pollen-releasing flower presence'" calcext:value-type="string">
            <text:p>'pollen-releasing flower presence'</text:p>
          </table:table-cell>
          <table:table-cell office:value-type="string" calcext:value-type="string">
            <text:p>'pollen-releasing flower'</text:p>
          </table:table-cell>
          <table:table-cell table:style-name="ce8" table:formula="of:=CONCATENATE(&quot;A {&quot;; [.D43]; &quot;} trait that is a {quality of} a {whole plant} that does not have any &quot;; SUBSTITUTE(SUBSTITUTE([.E43]; &quot;'&quot;; &quot;s&quot;; 2); &quot;'&quot;; &quot;&quot;); &quot; {$&quot;; [.E43]; &quot;}.&quot;)" office:value-type="string" office:string-value="A {'pollen-releasing flower presence'} trait that is a {quality of} a {whole plant} that does not have any pollen-releasing flowers {$'pollen-releasing flower'}." calcext:value-type="string">
            <text:p>A {'pollen-releasing flower presence'} trait that is a {quality of} a {whole plant} that does not have any pollen-releasing flowers {$'pollen-releasing flower'}.</text:p>
          </table:table-cell>
          <table:table-cell table:style-name="ce8" table:formula="of:=CONCATENATE([.D43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pollen-releasing flower presence' AND 'has quality measurement' SOME (&#10;    'measurement datum' AND (&#10;        ('upper count' VALUE 0) OR ('upper percent' VALUE 0.0f)&#10;    )&#10;)" calcext:value-type="string">
            <text:p>'pollen-releasing flower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43]; &quot;absent&quot;; &quot;present&quot;)" office:value-type="string" office:string-value="'pollen-releasing flowers present'" calcext:value-type="string">
            <text:p>'pollen-releasing flowers present'</text:p>
          </table:table-cell>
          <table:table-cell table:style-name="ce5" table:formula="of:=CONCATENATE(&quot;'plant structure presence' AND 'quality of' SOME (&quot;; CHAR(10); &quot;    'whole plant' AND NOT ('has part' SOME &quot;; [.E43]; &quot;)&quot;; CHAR(10); &quot;)&quot;)" office:value-type="string" office:string-value="'plant structure presence' AND 'quality of' SOME (&#10;    'whole plant' AND NOT ('has part' SOME 'pollen-releasing flower')&#10;)" calcext:value-type="string">
            <text:p>'plant structure presence' AND 'quality of' SOME (</text:p>
            <text:p>    'whole plant' AND NOT ('has part' SOME 'pollen-releasing flower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39</text:p>
          </table:table-cell>
          <table:table-cell table:formula="of:=SUBSTITUTE([.D44]; &quot; presence&quot;; &quot;s absent&quot;)" office:value-type="string" office:string-value="'fruits absent'" calcext:value-type="string">
            <text:p>'fruits absent'</text:p>
          </table:table-cell>
          <table:table-cell table:formula="of:=CONCATENATE(&quot;'&quot;; SUBSTITUTE(SUBSTITUTE([.E44]; &quot;PO:&quot;; &quot;&quot;); &quot;'&quot;; &quot;&quot;); &quot; presence'&quot;)" office:value-type="string" office:string-value="'fruit presence'" calcext:value-type="string">
            <text:p>'fruit presence'</text:p>
          </table:table-cell>
          <table:table-cell table:style-name="ce3" office:value-type="string" calcext:value-type="string">
            <text:p>PO:'fruit'</text:p>
          </table:table-cell>
          <table:table-cell table:style-name="ce8" table:formula="of:=CONCATENATE(&quot;A {&quot;; [.D44]; &quot;} trait that is a {quality of} a {whole plant} that does not have any &quot;; SUBSTITUTE(SUBSTITUTE([.E44]; &quot;'&quot;; &quot;s&quot;; 2); &quot;'&quot;; &quot;&quot;); &quot; {$&quot;; [.E44]; &quot;}.&quot;)" office:value-type="string" office:string-value="A {'fruit presence'} trait that is a {quality of} a {whole plant} that does not have any PO:fruits {$PO:'fruit'}." calcext:value-type="string">
            <text:p>A {'fruit presence'} trait that is a {quality of} a {whole plant} that does not have any PO:fruits {$PO:'fruit'}.</text:p>
          </table:table-cell>
          <table:table-cell table:style-name="ce8" table:formula="of:=CONCATENATE([.D44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ruit presence' AND 'has quality measurement' SOME (&#10;    'measurement datum' AND (&#10;        ('upper count' VALUE 0) OR ('upper percent' VALUE 0.0f)&#10;    )&#10;)" calcext:value-type="string">
            <text:p>'fruit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44]; &quot;absent&quot;; &quot;present&quot;)" office:value-type="string" office:string-value="'fruits present'" calcext:value-type="string">
            <text:p>'fruits present'</text:p>
          </table:table-cell>
          <table:table-cell table:style-name="ce5" table:formula="of:=CONCATENATE(&quot;'plant structure presence' AND 'quality of' SOME (&quot;; CHAR(10); &quot;    'whole plant' AND NOT ('has part' SOME &quot;; [.E44]; &quot;)&quot;; CHAR(10); &quot;)&quot;)" office:value-type="string" office:string-value="'plant structure presence' AND 'quality of' SOME (&#10;    'whole plant' AND NOT ('has part' SOME PO:'fruit')&#10;)" calcext:value-type="string">
            <text:p>'plant structure presence' AND 'quality of' SOME (</text:p>
            <text:p>    'whole plant' AND NOT ('has part' SOME PO:'fruit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40</text:p>
          </table:table-cell>
          <table:table-cell table:formula="of:=SUBSTITUTE([.D45]; &quot; presence&quot;; &quot;s absent&quot;)" office:value-type="string" office:string-value="'ripening fruits absent'" calcext:value-type="string">
            <text:p>'ripening fruits absent'</text:p>
          </table:table-cell>
          <table:table-cell table:formula="of:=SUBSTITUTE([.E45]; &quot;'&quot;; &quot; presence'&quot;; 2)" office:value-type="string" office:string-value="'ripening fruit presence'" calcext:value-type="string">
            <text:p>'ripening fruit presence'</text:p>
          </table:table-cell>
          <table:table-cell office:value-type="string" calcext:value-type="string">
            <text:p>'ripening fruit'</text:p>
          </table:table-cell>
          <table:table-cell table:style-name="ce8" table:formula="of:=CONCATENATE(&quot;A {&quot;; [.D45]; &quot;} trait that is a {quality of} a {whole plant} that does not have any &quot;; SUBSTITUTE(SUBSTITUTE([.E45]; &quot;'&quot;; &quot;s&quot;; 2); &quot;'&quot;; &quot;&quot;); &quot; {$&quot;; [.E45]; &quot;}.&quot;)" office:value-type="string" office:string-value="A {'ripening fruit presence'} trait that is a {quality of} a {whole plant} that does not have any ripening fruits {$'ripening fruit'}." calcext:value-type="string">
            <text:p>A {'ripening fruit presence'} trait that is a {quality of} a {whole plant} that does not have any ripening fruits {$'ripening fruit'}.</text:p>
          </table:table-cell>
          <table:table-cell table:style-name="ce8" table:formula="of:=CONCATENATE([.D45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ipening fruit presence' AND 'has quality measurement' SOME (&#10;    'measurement datum' AND (&#10;        ('upper count' VALUE 0) OR ('upper percent' VALUE 0.0f)&#10;    )&#10;)" calcext:value-type="string">
            <text:p>'ripening fruit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45]; &quot;absent&quot;; &quot;present&quot;)" office:value-type="string" office:string-value="'ripening fruits present'" calcext:value-type="string">
            <text:p>'ripening fruits present'</text:p>
          </table:table-cell>
          <table:table-cell table:style-name="ce5" table:formula="of:=CONCATENATE(&quot;'plant structure presence' AND 'quality of' SOME (&quot;; CHAR(10); &quot;    'whole plant' AND NOT ('has part' SOME &quot;; [.E45]; &quot;)&quot;; CHAR(10); &quot;)&quot;)" office:value-type="string" office:string-value="'plant structure presence' AND 'quality of' SOME (&#10;    'whole plant' AND NOT ('has part' SOME 'ripening fruit')&#10;)" calcext:value-type="string">
            <text:p>'plant structure presence' AND 'quality of' SOME (</text:p>
            <text:p>    'whole plant' AND NOT ('has part' SOME 'ripening fruit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41</text:p>
          </table:table-cell>
          <table:table-cell table:formula="of:=SUBSTITUTE([.D46]; &quot; presence&quot;; &quot;s absent&quot;)" office:value-type="string" office:string-value="'unripe fruits absent'" calcext:value-type="string">
            <text:p>'unripe fruits absent'</text:p>
          </table:table-cell>
          <table:table-cell table:formula="of:=SUBSTITUTE([.E46]; &quot;'&quot;; &quot; presence'&quot;; 2)" office:value-type="string" office:string-value="'unripe fruit presence'" calcext:value-type="string">
            <text:p>'unripe fruit presence'</text:p>
          </table:table-cell>
          <table:table-cell office:value-type="string" calcext:value-type="string">
            <text:p>'unripe fruit'</text:p>
          </table:table-cell>
          <table:table-cell table:style-name="ce8" table:formula="of:=CONCATENATE(&quot;An {&quot;; [.D46]; &quot;} trait that is a {quality of} a {whole plant} that does not have any &quot;; SUBSTITUTE(SUBSTITUTE([.E46]; &quot;'&quot;; &quot;s&quot;; 2); &quot;'&quot;; &quot;&quot;); &quot; {$&quot;; [.E46]; &quot;}.&quot;)" office:value-type="string" office:string-value="An {'unripe fruit presence'} trait that is a {quality of} a {whole plant} that does not have any unripe fruits {$'unripe fruit'}." calcext:value-type="string">
            <text:p>An {'unripe fruit presence'} trait that is a {quality of} a {whole plant} that does not have any unripe fruits {$'unripe fruit'}.</text:p>
          </table:table-cell>
          <table:table-cell table:style-name="ce8" table:formula="of:=CONCATENATE([.D46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unripe fruit presence' AND 'has quality measurement' SOME (&#10;    'measurement datum' AND (&#10;        ('upper count' VALUE 0) OR ('upper percent' VALUE 0.0f)&#10;    )&#10;)" calcext:value-type="string">
            <text:p>'unripe fruit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46]; &quot;absent&quot;; &quot;present&quot;)" office:value-type="string" office:string-value="'unripe fruits present'" calcext:value-type="string">
            <text:p>'unripe fruits present'</text:p>
          </table:table-cell>
          <table:table-cell table:style-name="ce5" table:formula="of:=CONCATENATE(&quot;'plant structure presence' AND 'quality of' SOME (&quot;; CHAR(10); &quot;    'whole plant' AND NOT ('has part' SOME &quot;; [.E46]; &quot;)&quot;; CHAR(10); &quot;)&quot;)" office:value-type="string" office:string-value="'plant structure presence' AND 'quality of' SOME (&#10;    'whole plant' AND NOT ('has part' SOME 'unripe fruit')&#10;)" calcext:value-type="string">
            <text:p>'plant structure presence' AND 'quality of' SOME (</text:p>
            <text:p>    'whole plant' AND NOT ('has part' SOME 'unripe fruit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42</text:p>
          </table:table-cell>
          <table:table-cell table:formula="of:=SUBSTITUTE([.D47]; &quot; presence&quot;; &quot;s absent&quot;)" office:value-type="string" office:string-value="'ripe fruits absent'" calcext:value-type="string">
            <text:p>'ripe fruits absent'</text:p>
          </table:table-cell>
          <table:table-cell table:formula="of:=SUBSTITUTE([.E47]; &quot;'&quot;; &quot; presence'&quot;; 2)" office:value-type="string" office:string-value="'ripe fruit presence'" calcext:value-type="string">
            <text:p>'ripe fruit presence'</text:p>
          </table:table-cell>
          <table:table-cell office:value-type="string" calcext:value-type="string">
            <text:p>'ripe fruit'</text:p>
          </table:table-cell>
          <table:table-cell table:style-name="ce8" table:formula="of:=CONCATENATE(&quot;A {&quot;; [.D47]; &quot;} trait that is a {quality of} a {whole plant} that does not have any &quot;; SUBSTITUTE(SUBSTITUTE([.E47]; &quot;'&quot;; &quot;s&quot;; 2); &quot;'&quot;; &quot;&quot;); &quot; {$&quot;; [.E47]; &quot;}.&quot;)" office:value-type="string" office:string-value="A {'ripe fruit presence'} trait that is a {quality of} a {whole plant} that does not have any ripe fruits {$'ripe fruit'}." calcext:value-type="string">
            <text:p>A {'ripe fruit presence'} trait that is a {quality of} a {whole plant} that does not have any ripe fruits {$'ripe fruit'}.</text:p>
          </table:table-cell>
          <table:table-cell table:style-name="ce8" table:formula="of:=CONCATENATE([.D47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ipe fruit presence' AND 'has quality measurement' SOME (&#10;    'measurement datum' AND (&#10;        ('upper count' VALUE 0) OR ('upper percent' VALUE 0.0f)&#10;    )&#10;)" calcext:value-type="string">
            <text:p>'ripe fruit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47]; &quot;absent&quot;; &quot;present&quot;)" office:value-type="string" office:string-value="'ripe fruits present'" calcext:value-type="string">
            <text:p>'ripe fruits present'</text:p>
          </table:table-cell>
          <table:table-cell table:style-name="ce5" table:formula="of:=CONCATENATE(&quot;'plant structure presence' AND 'quality of' SOME (&quot;; CHAR(10); &quot;    'whole plant' AND NOT ('has part' SOME &quot;; [.E47]; &quot;)&quot;; CHAR(10); &quot;)&quot;)" office:value-type="string" office:string-value="'plant structure presence' AND 'quality of' SOME (&#10;    'whole plant' AND NOT ('has part' SOME 'ripe fruit')&#10;)" calcext:value-type="string">
            <text:p>'plant structure presence' AND 'quality of' SOME (</text:p>
            <text:p>    'whole plant' AND NOT ('has part' SOME 'ripe fruit')</text:p>
            <text:p>)</text:p>
          </table:table-cell>
          <table:table-cell table:number-columns-repeated="3"/>
        </table:table-row>
        <table:table-row table:style-name="ro3">
          <table:table-cell table:style-name="Default" table:number-columns-repeated="2"/>
          <table:table-cell table:number-columns-repeated="2"/>
          <table:table-cell table:style-name="ce6"/>
          <table:table-cell table:number-columns-repeated="7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43</text:p>
          </table:table-cell>
          <table:table-cell table:style-name="ce5" table:formula="of:=SUBSTITUTE([.D49]; &quot; presence&quot;; &quot;s absent&quot;)" office:value-type="string" office:string-value="'cones absent'" calcext:value-type="string">
            <text:p>'cones absent'</text:p>
          </table:table-cell>
          <table:table-cell office:value-type="string" calcext:value-type="string">
            <text:p>'cone presence'</text:p>
          </table:table-cell>
          <table:table-cell office:value-type="string" calcext:value-type="string">
            <text:p>PO:'strobilus'</text:p>
          </table:table-cell>
          <table:table-cell table:style-name="ce8" table:formula="of:=CONCATENATE(&quot;A {&quot;; [.D49]; &quot;} trait that is a {quality of} a {whole plant} that does not have any cones {$&quot;; [.E49]; &quot;}.&quot;)" office:value-type="string" office:string-value="A {'cone presence'} trait that is a {quality of} a {whole plant} that does not have any cones {$PO:'strobilus'}." calcext:value-type="string">
            <text:p>A {'cone presence'} trait that is a {quality of} a {whole plant} that does not have any cones {$PO:'strobilus'}.</text:p>
          </table:table-cell>
          <table:table-cell table:style-name="ce8" table:formula="of:=CONCATENATE([.D49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cone presence' AND 'has quality measurement' SOME (&#10;    'measurement datum' AND (&#10;        ('upper count' VALUE 0) OR ('upper percent' VALUE 0.0f)&#10;    )&#10;)" calcext:value-type="string">
            <text:p>'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49]; &quot;absent&quot;; &quot;present&quot;)" office:value-type="string" office:string-value="'cones present'" calcext:value-type="string">
            <text:p>'cones present'</text:p>
          </table:table-cell>
          <table:table-cell table:style-name="ce5" table:formula="of:=CONCATENATE(&quot;'plant structure presence' AND 'quality of' SOME (&quot;; CHAR(10); &quot;    'whole plant' AND NOT ('has part' SOME &quot;; [.E49]; &quot;)&quot;; CHAR(10); &quot;)&quot;)" office:value-type="string" office:string-value="'plant structure presence' AND 'quality of' SOME (&#10;    'whole plant' AND NOT ('has part' SOME PO:'strobilus')&#10;)" calcext:value-type="string">
            <text:p>'plant structure presence' AND 'quality of' SOME (</text:p>
            <text:p>    'whole plant' AND NOT ('has part' SOME PO:'strobilus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44</text:p>
          </table:table-cell>
          <table:table-cell table:style-name="ce5" table:formula="of:=SUBSTITUTE([.D50]; &quot; presence&quot;; &quot;s absent&quot;)" office:value-type="string" office:string-value="'pollen cones absent'" calcext:value-type="string">
            <text:p>'pollen cones absent'</text:p>
          </table:table-cell>
          <table:table-cell office:value-type="string" calcext:value-type="string">
            <text:p>'pollen cone presence'</text:p>
          </table:table-cell>
          <table:table-cell table:style-name="ce3" office:value-type="string" calcext:value-type="string">
            <text:p>PO:'microsporangiate strobilus'</text:p>
          </table:table-cell>
          <table:table-cell table:style-name="ce8" table:formula="of:=CONCATENATE(&quot;A {&quot;; [.D50]; &quot;} trait that is a {quality of} a {whole plant} that does not have any pollen cones {$&quot;; [.E50]; &quot;}.&quot;)" office:value-type="string" office:string-value="A {'pollen cone presence'} trait that is a {quality of} a {whole plant} that does not have any pollen cones {$PO:'microsporangiate strobilus'}." calcext:value-type="string">
            <text:p>A {'pollen cone presence'} trait that is a {quality of} a {whole plant} that does not have any pollen cones {$PO:'microsporangiate strobilus'}.</text:p>
          </table:table-cell>
          <table:table-cell table:style-name="ce8" table:formula="of:=CONCATENATE([.D50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pollen cone presence' AND 'has quality measurement' SOME (&#10;    'measurement datum' AND (&#10;        ('upper count' VALUE 0) OR ('upper percent' VALUE 0.0f)&#10;    )&#10;)" calcext:value-type="string">
            <text:p>'pollen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50]; &quot;absent&quot;; &quot;present&quot;)" office:value-type="string" office:string-value="'pollen cones present'" calcext:value-type="string">
            <text:p>'pollen cones present'</text:p>
          </table:table-cell>
          <table:table-cell table:style-name="ce5" table:formula="of:=CONCATENATE(&quot;'plant structure presence' AND 'quality of' SOME (&quot;; CHAR(10); &quot;    'whole plant' AND NOT ('has part' SOME &quot;; [.E50]; &quot;)&quot;; CHAR(10); &quot;)&quot;)" office:value-type="string" office:string-value="'plant structure presence' AND 'quality of' SOME (&#10;    'whole plant' AND NOT ('has part' SOME PO:'microsporangiate strobilus')&#10;)" calcext:value-type="string">
            <text:p>'plant structure presence' AND 'quality of' SOME (</text:p>
            <text:p>    'whole plant' AND NOT ('has part' SOME PO:'microsporangiate strobilus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45</text:p>
          </table:table-cell>
          <table:table-cell table:style-name="ce5" table:formula="of:=SUBSTITUTE([.D51]; &quot; presence&quot;; &quot;s absent&quot;)" office:value-type="string" office:string-value="'fresh pollen cones absent'" calcext:value-type="string">
            <text:p>'fresh pollen cones absent'</text:p>
          </table:table-cell>
          <table:table-cell table:formula="of:=SUBSTITUTE([.E51]; &quot;'&quot;; &quot; presence'&quot;; 2)" office:value-type="string" office:string-value="'fresh pollen cone presence'" calcext:value-type="string">
            <text:p>'fresh pollen cone presence'</text:p>
          </table:table-cell>
          <table:table-cell table:style-name="ce3" office:value-type="string" calcext:value-type="string">
            <text:p>'fresh pollen cone'</text:p>
          </table:table-cell>
          <table:table-cell table:style-name="ce8" table:formula="of:=CONCATENATE(&quot;A {&quot;; [.D51]; &quot;} trait that is a {quality of} a {whole plant} that does not have any &quot;; SUBSTITUTE(SUBSTITUTE([.E51]; &quot;'&quot;; &quot;s&quot;; 2); &quot;'&quot;; &quot;&quot;); &quot; {$&quot;; [.E51]; &quot;}.&quot;)" office:value-type="string" office:string-value="A {'fresh pollen cone presence'} trait that is a {quality of} a {whole plant} that does not have any fresh pollen cones {$'fresh pollen cone'}." calcext:value-type="string">
            <text:p>A {'fresh pollen cone presence'} trait that is a {quality of} a {whole plant} that does not have any fresh pollen cones {$'fresh pollen cone'}.</text:p>
          </table:table-cell>
          <table:table-cell table:style-name="ce8" table:formula="of:=CONCATENATE([.D51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resh pollen cone presence' AND 'has quality measurement' SOME (&#10;    'measurement datum' AND (&#10;        ('upper count' VALUE 0) OR ('upper percent' VALUE 0.0f)&#10;    )&#10;)" calcext:value-type="string">
            <text:p>'fresh pollen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51]; &quot;absent&quot;; &quot;present&quot;)" office:value-type="string" office:string-value="'fresh pollen cones present'" calcext:value-type="string">
            <text:p>'fresh pollen cones present'</text:p>
          </table:table-cell>
          <table:table-cell table:style-name="ce5" table:formula="of:=CONCATENATE(&quot;'plant structure presence' AND 'quality of' SOME (&quot;; CHAR(10); &quot;    'whole plant' AND NOT ('has part' SOME &quot;; [.E51]; &quot;)&quot;; CHAR(10); &quot;)&quot;)" office:value-type="string" office:string-value="'plant structure presence' AND 'quality of' SOME (&#10;    'whole plant' AND NOT ('has part' SOME 'fresh pollen cone')&#10;)" calcext:value-type="string">
            <text:p>'plant structure presence' AND 'quality of' SOME (</text:p>
            <text:p>    'whole plant' AND NOT ('has part' SOME 'fresh pollen cone')</text:p>
            <text:p>)</text:p>
          </table:table-cell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46</text:p>
          </table:table-cell>
          <table:table-cell table:style-name="ce5" table:formula="of:=SUBSTITUTE([.D52]; &quot; presence&quot;; &quot;s absent&quot;)" office:value-type="string" office:string-value="'open pollen cones absent'" calcext:value-type="string">
            <text:p>'open pollen cones absent'</text:p>
          </table:table-cell>
          <table:table-cell table:formula="of:=SUBSTITUTE([.E52]; &quot;'&quot;; &quot; presence'&quot;; 2)" office:value-type="string" office:string-value="'open pollen cone presence'" calcext:value-type="string">
            <text:p>'open pollen cone presence'</text:p>
          </table:table-cell>
          <table:table-cell table:style-name="ce3" office:value-type="string" calcext:value-type="string">
            <text:p>'open pollen cone'</text:p>
          </table:table-cell>
          <table:table-cell table:style-name="ce8" table:formula="of:=CONCATENATE(&quot;An {&quot;; [.D52]; &quot;} trait that is a {quality of} a {whole plant} that does not have any &quot;; SUBSTITUTE(SUBSTITUTE([.E52]; &quot;'&quot;; &quot;s&quot;; 2); &quot;'&quot;; &quot;&quot;); &quot; {$&quot;; [.E52]; &quot;}.&quot;)" office:value-type="string" office:string-value="An {'open pollen cone presence'} trait that is a {quality of} a {whole plant} that does not have any open pollen cones {$'open pollen cone'}." calcext:value-type="string">
            <text:p>An {'open pollen cone presence'} trait that is a {quality of} a {whole plant} that does not have any open pollen cones {$'open pollen cone'}.</text:p>
          </table:table-cell>
          <table:table-cell table:style-name="ce8" table:formula="of:=CONCATENATE([.D52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open pollen cone presence' AND 'has quality measurement' SOME (&#10;    'measurement datum' AND (&#10;        ('upper count' VALUE 0) OR ('upper percent' VALUE 0.0f)&#10;    )&#10;)" calcext:value-type="string">
            <text:p>'open pollen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52]; &quot;absent&quot;; &quot;present&quot;)" office:value-type="string" office:string-value="'open pollen cones present'" calcext:value-type="string">
            <text:p>'open pollen cones present'</text:p>
          </table:table-cell>
          <table:table-cell table:style-name="ce5" table:formula="of:=CONCATENATE(&quot;'plant structure presence' AND 'quality of' SOME (&quot;; CHAR(10); &quot;    'whole plant' AND NOT ('has part' SOME &quot;; [.E52]; &quot;)&quot;; CHAR(10); &quot;)&quot;)" office:value-type="string" office:string-value="'plant structure presence' AND 'quality of' SOME (&#10;    'whole plant' AND NOT ('has part' SOME 'open pollen cone')&#10;)" calcext:value-type="string">
            <text:p>'plant structure presence' AND 'quality of' SOME (</text:p>
            <text:p>    'whole plant' AND NOT ('has part' SOME 'open pollen cone')</text:p>
            <text:p>)</text:p>
          </table:table-cell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47</text:p>
          </table:table-cell>
          <table:table-cell table:style-name="ce5" table:formula="of:=SUBSTITUTE([.D53]; &quot; presence&quot;; &quot;s absent&quot;)" office:value-type="string" office:string-value="'pollen-releasing pollen cones absent'" calcext:value-type="string">
            <text:p>'pollen-releasing pollen cones absent'</text:p>
          </table:table-cell>
          <table:table-cell table:formula="of:=SUBSTITUTE([.E53]; &quot;'&quot;; &quot; presence'&quot;; 2)" office:value-type="string" office:string-value="'pollen-releasing pollen cone presence'" calcext:value-type="string">
            <text:p>'pollen-releasing pollen cone presence'</text:p>
          </table:table-cell>
          <table:table-cell table:style-name="ce3" office:value-type="string" calcext:value-type="string">
            <text:p>'pollen-releasing pollen cone'</text:p>
          </table:table-cell>
          <table:table-cell table:style-name="ce8" table:formula="of:=CONCATENATE(&quot;A {&quot;; [.D53]; &quot;} trait that is a {quality of} a {whole plant} that does not have any &quot;; SUBSTITUTE(SUBSTITUTE([.E53]; &quot;'&quot;; &quot;s&quot;; 2); &quot;'&quot;; &quot;&quot;); &quot; {$&quot;; [.E53]; &quot;}.&quot;)" office:value-type="string" office:string-value="A {'pollen-releasing pollen cone presence'} trait that is a {quality of} a {whole plant} that does not have any pollen-releasing pollen cones {$'pollen-releasing pollen cone'}." calcext:value-type="string">
            <text:p>A {'pollen-releasing pollen cone presence'} trait that is a {quality of} a {whole plant} that does not have any pollen-releasing pollen cones {$'pollen-releasing pollen cone'}.</text:p>
          </table:table-cell>
          <table:table-cell table:style-name="ce8" table:formula="of:=CONCATENATE([.D53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pollen-releasing pollen cone presence' AND 'has quality measurement' SOME (&#10;    'measurement datum' AND (&#10;        ('upper count' VALUE 0) OR ('upper percent' VALUE 0.0f)&#10;    )&#10;)" calcext:value-type="string">
            <text:p>'pollen-releasing pollen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53]; &quot;absent&quot;; &quot;present&quot;)" office:value-type="string" office:string-value="'pollen-releasing pollen cones present'" calcext:value-type="string">
            <text:p>'pollen-releasing pollen cones present'</text:p>
          </table:table-cell>
          <table:table-cell table:style-name="ce5" table:formula="of:=CONCATENATE(&quot;'plant structure presence' AND 'quality of' SOME (&quot;; CHAR(10); &quot;    'whole plant' AND NOT ('has part' SOME &quot;; [.E53]; &quot;)&quot;; CHAR(10); &quot;)&quot;)" office:value-type="string" office:string-value="'plant structure presence' AND 'quality of' SOME (&#10;    'whole plant' AND NOT ('has part' SOME 'pollen-releasing pollen cone')&#10;)" calcext:value-type="string">
            <text:p>'plant structure presence' AND 'quality of' SOME (</text:p>
            <text:p>    'whole plant' AND NOT ('has part' SOME 'pollen-releasing pollen cone')</text:p>
            <text:p>)</text:p>
          </table:table-cell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48</text:p>
          </table:table-cell>
          <table:table-cell table:style-name="ce5" table:formula="of:=SUBSTITUTE([.D54]; &quot; presence&quot;; &quot;s absent&quot;)" office:value-type="string" office:string-value="'seed cones absent'" calcext:value-type="string">
            <text:p>'seed cones absent'</text:p>
          </table:table-cell>
          <table:table-cell office:value-type="string" calcext:value-type="string">
            <text:p>'seed cone presence'</text:p>
          </table:table-cell>
          <table:table-cell table:style-name="ce3" office:value-type="string" calcext:value-type="string">
            <text:p>PO:'megasporangiate strobilus'</text:p>
          </table:table-cell>
          <table:table-cell table:style-name="ce8" table:formula="of:=CONCATENATE(&quot;A {&quot;; [.D54]; &quot;} trait that is a {quality of} a {whole plant} that does not have any seed cones {$&quot;; [.E54]; &quot;}.&quot;)" office:value-type="string" office:string-value="A {'seed cone presence'} trait that is a {quality of} a {whole plant} that does not have any seed cones {$PO:'megasporangiate strobilus'}." calcext:value-type="string">
            <text:p>A {'seed cone presence'} trait that is a {quality of} a {whole plant} that does not have any seed cones {$PO:'megasporangiate strobilus'}.</text:p>
          </table:table-cell>
          <table:table-cell table:style-name="ce8" table:formula="of:=CONCATENATE([.D54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seed cone presence' AND 'has quality measurement' SOME (&#10;    'measurement datum' AND (&#10;        ('upper count' VALUE 0) OR ('upper percent' VALUE 0.0f)&#10;    )&#10;)" calcext:value-type="string">
            <text:p>'seed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54]; &quot;absent&quot;; &quot;present&quot;)" office:value-type="string" office:string-value="'seed cones present'" calcext:value-type="string">
            <text:p>'seed cones present'</text:p>
          </table:table-cell>
          <table:table-cell table:style-name="ce5" table:formula="of:=CONCATENATE(&quot;'plant structure presence' AND 'quality of' SOME (&quot;; CHAR(10); &quot;    'whole plant' AND NOT ('has part' SOME &quot;; [.E54]; &quot;)&quot;; CHAR(10); &quot;)&quot;)" office:value-type="string" office:string-value="'plant structure presence' AND 'quality of' SOME (&#10;    'whole plant' AND NOT ('has part' SOME PO:'megasporangiate strobilus')&#10;)" calcext:value-type="string">
            <text:p>'plant structure presence' AND 'quality of' SOME (</text:p>
            <text:p>    'whole plant' AND NOT ('has part' SOME PO:'megasporangiate strobilus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49</text:p>
          </table:table-cell>
          <table:table-cell table:style-name="ce5" table:formula="of:=SUBSTITUTE([.D55]; &quot; presence&quot;; &quot;s absent&quot;)" office:value-type="string" office:string-value="'fresh seed cones absent'" calcext:value-type="string">
            <text:p>'fresh seed cones absent'</text:p>
          </table:table-cell>
          <table:table-cell table:formula="of:=SUBSTITUTE([.E55]; &quot;'&quot;; &quot; presence'&quot;; 2)" office:value-type="string" office:string-value="'fresh seed cone presence'" calcext:value-type="string">
            <text:p>'fresh seed cone presence'</text:p>
          </table:table-cell>
          <table:table-cell table:style-name="ce3" office:value-type="string" calcext:value-type="string">
            <text:p>'fresh seed cone'</text:p>
          </table:table-cell>
          <table:table-cell table:style-name="ce8" table:formula="of:=CONCATENATE(&quot;A {&quot;; [.D55]; &quot;} trait that is a {quality of} a {whole plant} that does not have any &quot;; SUBSTITUTE(SUBSTITUTE([.E55]; &quot;'&quot;; &quot;s&quot;; 2); &quot;'&quot;; &quot;&quot;); &quot; {$&quot;; [.E55]; &quot;}.&quot;)" office:value-type="string" office:string-value="A {'fresh seed cone presence'} trait that is a {quality of} a {whole plant} that does not have any fresh seed cones {$'fresh seed cone'}." calcext:value-type="string">
            <text:p>A {'fresh seed cone presence'} trait that is a {quality of} a {whole plant} that does not have any fresh seed cones {$'fresh seed cone'}.</text:p>
          </table:table-cell>
          <table:table-cell table:style-name="ce8" table:formula="of:=CONCATENATE([.D55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fresh seed cone presence' AND 'has quality measurement' SOME (&#10;    'measurement datum' AND (&#10;        ('upper count' VALUE 0) OR ('upper percent' VALUE 0.0f)&#10;    )&#10;)" calcext:value-type="string">
            <text:p>'fresh seed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55]; &quot;absent&quot;; &quot;present&quot;)" office:value-type="string" office:string-value="'fresh seed cones present'" calcext:value-type="string">
            <text:p>'fresh seed cones present'</text:p>
          </table:table-cell>
          <table:table-cell table:style-name="ce5" table:formula="of:=CONCATENATE(&quot;'plant structure presence' AND 'quality of' SOME (&quot;; CHAR(10); &quot;    'whole plant' AND NOT ('has part' SOME &quot;; [.E55]; &quot;)&quot;; CHAR(10); &quot;)&quot;)" office:value-type="string" office:string-value="'plant structure presence' AND 'quality of' SOME (&#10;    'whole plant' AND NOT ('has part' SOME 'fresh seed cone')&#10;)" calcext:value-type="string">
            <text:p>'plant structure presence' AND 'quality of' SOME (</text:p>
            <text:p>    'whole plant' AND NOT ('has part' SOME 'fresh seed cone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50</text:p>
          </table:table-cell>
          <table:table-cell table:style-name="ce5" table:formula="of:=SUBSTITUTE([.D56]; &quot; presence&quot;; &quot;s absent&quot;)" office:value-type="string" office:string-value="'ripening seed cones absent'" calcext:value-type="string">
            <text:p>'ripening seed cones absent'</text:p>
          </table:table-cell>
          <table:table-cell table:formula="of:=SUBSTITUTE([.E56]; &quot;'&quot;; &quot; presence'&quot;; 2)" office:value-type="string" office:string-value="'ripening seed cone presence'" calcext:value-type="string">
            <text:p>'ripening seed cone presence'</text:p>
          </table:table-cell>
          <table:table-cell table:style-name="ce3" office:value-type="string" calcext:value-type="string">
            <text:p>'ripening seed cone'</text:p>
          </table:table-cell>
          <table:table-cell table:style-name="ce8" table:formula="of:=CONCATENATE(&quot;A {&quot;; [.D56]; &quot;} trait that is a {quality of} a {whole plant} that does not have any &quot;; SUBSTITUTE(SUBSTITUTE([.E56]; &quot;'&quot;; &quot;s&quot;; 2); &quot;'&quot;; &quot;&quot;); &quot; {$&quot;; [.E56]; &quot;}.&quot;)" office:value-type="string" office:string-value="A {'ripening seed cone presence'} trait that is a {quality of} a {whole plant} that does not have any ripening seed cones {$'ripening seed cone'}." calcext:value-type="string">
            <text:p>A {'ripening seed cone presence'} trait that is a {quality of} a {whole plant} that does not have any ripening seed cones {$'ripening seed cone'}.</text:p>
          </table:table-cell>
          <table:table-cell table:style-name="ce8" table:formula="of:=CONCATENATE([.D56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ipening seed cone presence' AND 'has quality measurement' SOME (&#10;    'measurement datum' AND (&#10;        ('upper count' VALUE 0) OR ('upper percent' VALUE 0.0f)&#10;    )&#10;)" calcext:value-type="string">
            <text:p>'ripening seed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56]; &quot;absent&quot;; &quot;present&quot;)" office:value-type="string" office:string-value="'ripening seed cones present'" calcext:value-type="string">
            <text:p>'ripening seed cones present'</text:p>
          </table:table-cell>
          <table:table-cell table:style-name="ce5" table:formula="of:=CONCATENATE(&quot;'plant structure presence' AND 'quality of' SOME (&quot;; CHAR(10); &quot;    'whole plant' AND NOT ('has part' SOME &quot;; [.E56]; &quot;)&quot;; CHAR(10); &quot;)&quot;)" office:value-type="string" office:string-value="'plant structure presence' AND 'quality of' SOME (&#10;    'whole plant' AND NOT ('has part' SOME 'ripening seed cone')&#10;)" calcext:value-type="string">
            <text:p>'plant structure presence' AND 'quality of' SOME (</text:p>
            <text:p>    'whole plant' AND NOT ('has part' SOME 'ripening seed cone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51</text:p>
          </table:table-cell>
          <table:table-cell table:style-name="ce5" table:formula="of:=SUBSTITUTE([.D57]; &quot; presence&quot;; &quot;s absent&quot;)" office:value-type="string" office:string-value="'unripe seed cones absent'" calcext:value-type="string">
            <text:p>'unripe seed cones absent'</text:p>
          </table:table-cell>
          <table:table-cell table:formula="of:=SUBSTITUTE([.E57]; &quot;'&quot;; &quot; presence'&quot;; 2)" office:value-type="string" office:string-value="'unripe seed cone presence'" calcext:value-type="string">
            <text:p>'unripe seed cone presence'</text:p>
          </table:table-cell>
          <table:table-cell table:style-name="ce7" office:value-type="string" calcext:value-type="string">
            <text:p>'unripe seed cone'</text:p>
          </table:table-cell>
          <table:table-cell table:style-name="ce8" table:formula="of:=CONCATENATE(&quot;An {&quot;; [.D57]; &quot;} trait that is a {quality of} a {whole plant} that does not have any &quot;; SUBSTITUTE(SUBSTITUTE([.E57]; &quot;'&quot;; &quot;s&quot;; 2); &quot;'&quot;; &quot;&quot;); &quot; {$&quot;; [.E57]; &quot;}.&quot;)" office:value-type="string" office:string-value="An {'unripe seed cone presence'} trait that is a {quality of} a {whole plant} that does not have any unripe seed cones {$'unripe seed cone'}." calcext:value-type="string">
            <text:p>An {'unripe seed cone presence'} trait that is a {quality of} a {whole plant} that does not have any unripe seed cones {$'unripe seed cone'}.</text:p>
          </table:table-cell>
          <table:table-cell table:style-name="ce8" table:formula="of:=CONCATENATE([.D57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unripe seed cone presence' AND 'has quality measurement' SOME (&#10;    'measurement datum' AND (&#10;        ('upper count' VALUE 0) OR ('upper percent' VALUE 0.0f)&#10;    )&#10;)" calcext:value-type="string">
            <text:p>'unripe seed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57]; &quot;absent&quot;; &quot;present&quot;)" office:value-type="string" office:string-value="'unripe seed cones present'" calcext:value-type="string">
            <text:p>'unripe seed cones present'</text:p>
          </table:table-cell>
          <table:table-cell table:style-name="ce5" table:formula="of:=CONCATENATE(&quot;'plant structure presence' AND 'quality of' SOME (&quot;; CHAR(10); &quot;    'whole plant' AND NOT ('has part' SOME &quot;; [.E57]; &quot;)&quot;; CHAR(10); &quot;)&quot;)" office:value-type="string" office:string-value="'plant structure presence' AND 'quality of' SOME (&#10;    'whole plant' AND NOT ('has part' SOME 'unripe seed cone')&#10;)" calcext:value-type="string">
            <text:p>'plant structure presence' AND 'quality of' SOME (</text:p>
            <text:p>    'whole plant' AND NOT ('has part' SOME 'unripe seed cone')</text:p>
            <text:p>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52</text:p>
          </table:table-cell>
          <table:table-cell table:style-name="ce5" table:formula="of:=SUBSTITUTE([.D58]; &quot; presence&quot;; &quot;s absent&quot;)" office:value-type="string" office:string-value="'ripe seed cones absent'" calcext:value-type="string">
            <text:p>'ripe seed cones absent'</text:p>
          </table:table-cell>
          <table:table-cell table:formula="of:=SUBSTITUTE([.E58]; &quot;'&quot;; &quot; presence'&quot;; 2)" office:value-type="string" office:string-value="'ripe seed cone presence'" calcext:value-type="string">
            <text:p>'ripe seed cone presence'</text:p>
          </table:table-cell>
          <table:table-cell table:style-name="ce7" office:value-type="string" calcext:value-type="string">
            <text:p>'ripe seed cone'</text:p>
          </table:table-cell>
          <table:table-cell table:style-name="ce8" table:formula="of:=CONCATENATE(&quot;A {&quot;; [.D58]; &quot;} trait that is a {quality of} a {whole plant} that does not have any &quot;; SUBSTITUTE(SUBSTITUTE([.E58]; &quot;'&quot;; &quot;s&quot;; 2); &quot;'&quot;; &quot;&quot;); &quot; {$&quot;; [.E58]; &quot;}.&quot;)" office:value-type="string" office:string-value="A {'ripe seed cone presence'} trait that is a {quality of} a {whole plant} that does not have any ripe seed cones {$'ripe seed cone'}." calcext:value-type="string">
            <text:p>A {'ripe seed cone presence'} trait that is a {quality of} a {whole plant} that does not have any ripe seed cones {$'ripe seed cone'}.</text:p>
          </table:table-cell>
          <table:table-cell table:style-name="ce8" table:formula="of:=CONCATENATE([.D58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ripe seed cone presence' AND 'has quality measurement' SOME (&#10;    'measurement datum' AND (&#10;        ('upper count' VALUE 0) OR ('upper percent' VALUE 0.0f)&#10;    )&#10;)" calcext:value-type="string">
            <text:p>'ripe seed cone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58]; &quot;absent&quot;; &quot;present&quot;)" office:value-type="string" office:string-value="'ripe seed cones present'" calcext:value-type="string">
            <text:p>'ripe seed cones present'</text:p>
          </table:table-cell>
          <table:table-cell table:style-name="ce5" table:formula="of:=CONCATENATE(&quot;'plant structure presence' AND 'quality of' SOME (&quot;; CHAR(10); &quot;    'whole plant' AND NOT ('has part' SOME &quot;; [.E58]; &quot;)&quot;; CHAR(10); &quot;)&quot;)" office:value-type="string" office:string-value="'plant structure presence' AND 'quality of' SOME (&#10;    'whole plant' AND NOT ('has part' SOME 'ripe seed cone')&#10;)" calcext:value-type="string">
            <text:p>'plant structure presence' AND 'quality of' SOME (</text:p>
            <text:p>    'whole plant' AND NOT ('has part' SOME 'ripe seed cone')</text:p>
            <text:p>)</text:p>
          </table:table-cell>
          <table:table-cell table:number-columns-repeated="3"/>
        </table:table-row>
        <table:table-row table:style-name="ro3">
          <table:table-cell table:style-name="Default" table:number-columns-repeated="2"/>
          <table:table-cell table:style-name="ce5" table:formula="of:=SUBSTITUTE([.D59]; &quot; presence&quot;; &quot;s absent&quot;)">
            <text:p/>
          </table:table-cell>
          <table:table-cell/>
          <table:table-cell table:style-name="ce7"/>
          <table:table-cell table:number-columns-repeated="7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53</text:p>
          </table:table-cell>
          <table:table-cell office:value-type="string" calcext:value-type="string">
            <text:p>'abscised plant structures absent'</text:p>
          </table:table-cell>
          <table:table-cell office:value-type="string" calcext:value-type="string">
            <text:p>'abscised plant structure presence'</text:p>
          </table:table-cell>
          <table:table-cell office:value-type="string" calcext:value-type="string">
            <text:p>'plant structure'</text:p>
          </table:table-cell>
          <table:table-cell table:style-name="ce5" office:value-type="string" calcext:value-type="string">
            <text:p>An {abscised plant structure presence} trait that is a {quality of} a {whole plant} from which none of some {plant structure} have been abscised or removed.</text:p>
          </table:table-cell>
          <table:table-cell table:style-name="ce5" table:formula="of:=CONCATENATE([.D60];&quot; AND 'has quality measurement' SOME (&quot;;CHAR(10);&quot;    'measurement datum' AND (&quot;;CHAR(10);&quot;        ('upper count' VALUE 0) OR ('upper percent' VALUE 0.0f)&quot;;CHAR(10);&quot;    )&quot;;CHAR(10);&quot;) &quot;)" office:value-type="string" office:string-value="'abscised plant structure presence' AND 'has quality measurement' SOME (&#10;    'measurement datum' AND (&#10;        ('upper count' VALUE 0) OR ('upper percent' VALUE 0.0f)&#10;    )&#10;) " calcext:value-type="string">
            <text:p>'abscised plant structure presence' AND 'has quality measurement' SOME (</text:p>
            <text:p>    'measurement datum' AND (</text:p>
            <text:p>        ('upper count' VALUE 0) OR ('upper percent' VALUE 0.0f)</text:p>
            <text:p>    )</text:p>
            <text:p>) </text:p>
          </table:table-cell>
          <table:table-cell table:style-name="ce8" table:formula="of:=SUBSTITUTE([.C60]; &quot;absent&quot;; &quot;present&quot;)" office:value-type="string" office:string-value="'abscised plant structures present'" calcext:value-type="string">
            <text:p>'abscised plant structures present'</text:p>
          </table:table-cell>
          <table:table-cell table:style-name="ce5" table:formula="of:=CONCATENATE(&quot;'abscised plant structure presence' AND 'quality of' SOME (&quot;; CHAR(10); &quot;    'whole plant' AND NOT ('abscised' SOME &quot;; [.E60]; &quot;)&quot;; CHAR(10); &quot;)&quot;)" office:value-type="string" office:string-value="'abscised plant structure presence' AND 'quality of' SOME (&#10;    'whole plant' AND NOT ('abscised' SOME 'plant structure')&#10;)" calcext:value-type="string">
            <text:p>'abscised plant structure presence' AND 'quality of' SOME (</text:p>
            <text:p>    'whole plant' AND NOT ('abscised' SOME 'plant structure')</text:p>
            <text:p>)</text:p>
          </table:table-cell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54</text:p>
          </table:table-cell>
          <table:table-cell table:style-name="ce5" office:value-type="string" calcext:value-type="string">
            <text:p>'abscised leaves absent'</text:p>
          </table:table-cell>
          <table:table-cell office:value-type="string" calcext:value-type="string">
            <text:p>'abscised leaf presence'</text:p>
          </table:table-cell>
          <table:table-cell office:value-type="string" calcext:value-type="string">
            <text:p>'true leaf'</text:p>
          </table:table-cell>
          <table:table-cell table:style-name="ce5" office:value-type="string" calcext:value-type="string">
            <text:p>An {abscised leaf presence} trait that is a {quality of} a {whole plant} from which no true leaves {$true leaf} have been {abscised}.</text:p>
          </table:table-cell>
          <table:table-cell table:style-name="ce8" table:formula="of:=CONCATENATE([.D61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abscised leaf presence' AND 'has quality measurement' SOME (&#10;    'measurement datum' AND (&#10;        ('upper count' VALUE 0) OR ('upper percent' VALUE 0.0f)&#10;    )&#10;)" calcext:value-type="string">
            <text:p>'abscised leaf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61]; &quot;absent&quot;; &quot;present&quot;)" office:value-type="string" office:string-value="'abscised leaves present'" calcext:value-type="string">
            <text:p>'abscised leaves present'</text:p>
          </table:table-cell>
          <table:table-cell table:style-name="ce5" table:formula="of:=CONCATENATE(&quot;'abscised plant structure presence' AND 'quality of' SOME (&quot;; CHAR(10); &quot;    'whole plant' AND NOT ('abscised' SOME &quot;; [.E61]; &quot;)&quot;; CHAR(10); &quot;)&quot;)" office:value-type="string" office:string-value="'abscised plant structure presence' AND 'quality of' SOME (&#10;    'whole plant' AND NOT ('abscised' SOME 'true leaf')&#10;)" calcext:value-type="string">
            <text:p>'abscised plant structure presence' AND 'quality of' SOME (</text:p>
            <text:p>    'whole plant' AND NOT ('abscised' SOME 'true leaf')</text:p>
            <text:p>)</text:p>
          </table:table-cell>
          <table:table-cell table:style-name="Default"/>
          <table:table-cell table:number-columns-repeated="2"/>
        </table:table-row>
        <table:table-row table:style-name="ro4">
          <table:table-cell office:value-type="string" calcext:value-type="string">
            <text:p>Class</text:p>
          </table:table-cell>
          <table:table-cell office:value-type="string" calcext:value-type="string">
            <text:p>PPO:0002655</text:p>
          </table:table-cell>
          <table:table-cell table:style-name="ce5" office:value-type="string" calcext:value-type="string">
            <text:p>'abscised fruits or seeds absent'</text:p>
          </table:table-cell>
          <table:table-cell office:value-type="string" calcext:value-type="string">
            <text:p>'abscised fruit or seed presence'</text:p>
          </table:table-cell>
          <table:table-cell office:value-type="string" calcext:value-type="string">
            <text:p>'ripe fruit' OR 'mature seed'</text:p>
          </table:table-cell>
          <table:table-cell table:style-name="ce5" office:value-type="string" calcext:value-type="string">
            <text:p>An {abscised fruit or seed presence} trait that is a {quality of} a {whole plant} from which no ripe fruits {$ripe fruit} have been abscised or removed by herbivores and that does not have any ripe fruits that have {abscised} any mature seeds {$mature seed}.</text:p>
          </table:table-cell>
          <table:table-cell table:style-name="ce8" table:formula="of:=CONCATENATE([.D62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abscised fruit or seed presence' AND 'has quality measurement' SOME (&#10;    'measurement datum' AND (&#10;        ('upper count' VALUE 0) OR ('upper percent' VALUE 0.0f)&#10;    )&#10;)" calcext:value-type="string">
            <text:p>'abscised fruit or see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62]; &quot;absent&quot;; &quot;present&quot;)" office:value-type="string" office:string-value="'abscised fruits or seeds present'" calcext:value-type="string">
            <text:p>'abscised fruits or seeds present'</text:p>
          </table:table-cell>
          <table:table-cell table:style-name="ce5" table:formula="of:=CONCATENATE(&quot;'abscised plant structure presence' AND 'quality of' SOME (&quot;; CHAR(10); &quot;    'whole plant' AND NOT ('abscised' SOME (&quot;; [.E62]; &quot;))&quot;; CHAR(10); &quot;)&quot;)" office:value-type="string" office:string-value="'abscised plant structure presence' AND 'quality of' SOME (&#10;    'whole plant' AND NOT ('abscised' SOME ('ripe fruit' OR 'mature seed'))&#10;)" calcext:value-type="string">
            <text:p>'abscised plant structure presence' AND 'quality of' SOME (</text:p>
            <text:p>    'whole plant' AND NOT ('abscised' SOME ('ripe fruit' OR 'mature seed'))</text:p>
            <text:p>)</text:p>
          </table:table-cell>
          <table:table-cell table:style-name="Default"/>
          <table:table-cell table:number-columns-repeated="2"/>
        </table:table-row>
        <table:table-row table:style-name="ro5">
          <table:table-cell office:value-type="string" calcext:value-type="string">
            <text:p>Class</text:p>
          </table:table-cell>
          <table:table-cell office:value-type="string" calcext:value-type="string">
            <text:p>PPO:0002656</text:p>
          </table:table-cell>
          <table:table-cell table:style-name="ce5" office:value-type="string" calcext:value-type="string">
            <text:p>'abscised cones or seeds absent'</text:p>
          </table:table-cell>
          <table:table-cell office:value-type="string" calcext:value-type="string">
            <text:p>'abscised cone or seed presence'</text:p>
          </table:table-cell>
          <table:table-cell office:value-type="string" calcext:value-type="string">
            <text:p>'ripe seed cone' OR 'mature seed'</text:p>
          </table:table-cell>
          <table:table-cell table:style-name="ce8" office:value-type="string" calcext:value-type="string">
            <text:p>An {abscised cone or seed presence} trait that is a {quality of} a {whole plant} from which no ripe seed cones {$ripe seed cone} have been abscised or removed by herbivores and that does not have any ripe seed cones that have {abscised} any mature seeds {$mature seed}.</text:p>
          </table:table-cell>
          <table:table-cell table:style-name="ce8" table:formula="of:=CONCATENATE([.D63]; &quot; AND 'has quality measurement' SOME (&quot;; CHAR(10); &quot;    'measurement datum' AND (&quot;; CHAR(10); &quot;        ('upper count' VALUE 0) OR ('upper percent' VALUE 0.0f)&quot;; CHAR(10); &quot;    )&quot;; CHAR(10); &quot;)&quot;)" office:value-type="string" office:string-value="'abscised cone or seed presence' AND 'has quality measurement' SOME (&#10;    'measurement datum' AND (&#10;        ('upper count' VALUE 0) OR ('upper percent' VALUE 0.0f)&#10;    )&#10;)" calcext:value-type="string">
            <text:p>'abscised cone or seed presence' AND 'has quality measurement' SOME (</text:p>
            <text:p>    'measurement datum' AND (</text:p>
            <text:p>        ('upper count' VALUE 0) OR ('upper percent' VALUE 0.0f)</text:p>
            <text:p>    )</text:p>
            <text:p>)</text:p>
          </table:table-cell>
          <table:table-cell table:style-name="ce8" table:formula="of:=SUBSTITUTE([.C63]; &quot;absent&quot;; &quot;present&quot;)" office:value-type="string" office:string-value="'abscised cones or seeds present'" calcext:value-type="string">
            <text:p>'abscised cones or seeds present'</text:p>
          </table:table-cell>
          <table:table-cell table:style-name="ce5" table:formula="of:=CONCATENATE(&quot;'abscised plant structure presence' AND 'quality of' SOME (&quot;; CHAR(10); &quot;    'whole plant' AND NOT ('abscised' SOME (&quot;; [.E63]; &quot;))&quot;; CHAR(10); &quot;)&quot;)" office:value-type="string" office:string-value="'abscised plant structure presence' AND 'quality of' SOME (&#10;    'whole plant' AND NOT ('abscised' SOME ('ripe seed cone' OR 'mature seed'))&#10;)" calcext:value-type="string">
            <text:p>'abscised plant structure presence' AND 'quality of' SOME (</text:p>
            <text:p>    'whole plant' AND NOT ('abscised' SOME ('ripe seed cone' OR 'mature seed'))</text:p>
            <text:p>)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8" table:number-columns-repeated="3"/>
          <table:table-cell table:number-columns-repeated="3"/>
        </table:table-row>
        <table:table-row table:style-name="ro6">
          <table:table-cell/>
          <table:table-cell table:style-name="ce3"/>
          <table:table-cell table:number-columns-repeated="10"/>
        </table:table-row>
        <table:table-row table:style-name="ro1" table:number-rows-repeated="104851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4">00/00/0000</text:date>, <text:time style:data-style-name="N2" text:time-value="15:55:11.3330431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24T09:59:25.196035284</dc:date>
    <dc:creator>Brian </dc:creator>
    <meta:editing-duration>P23DT7H48M29S</meta:editing-duration>
    <meta:editing-cycles>164</meta:editing-cycles>
    <meta:generator>LibreOffice/5.1.4.2$Linux_X86_64 LibreOffice_project/10m0$Build-2</meta:generator>
    <meta:document-statistic meta:table-count="1" meta:cell-count="523" meta:object-count="0"/>
  </office:meta>
</office:document-meta>
</file>